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6">
      <style:drawing-page-properties draw:fill="bitmap" draw:fill-image-name="a10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8">
      <style:drawing-page-properties draw:fill="bitmap" draw:fill-image-name="a129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9">
      <style:drawing-page-properties draw:fill="bitmap" draw:fill-image-name="a13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5">
      <style:drawing-page-properties draw:fill="bitmap" draw:fill-image-name="a10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6">
      <style:drawing-page-properties draw:fill="bitmap" draw:fill-image-name="a11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2">
      <style:drawing-page-properties draw:fill="bitmap" draw:fill-image-name="a10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1">
      <style:drawing-page-properties draw:fill="bitmap" draw:fill-image-name="a8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7">
      <style:drawing-page-properties draw:fill="bitmap" draw:fill-image-name="a14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23">
      <style:drawing-page-properties draw:fill="bitmap" draw:fill-image-name="a10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bitmap" draw:fill-image-name="a8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3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9">
      <style:drawing-page-properties draw:fill="bitmap" draw:fill-image-name="a8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6">
      <style:drawing-page-properties draw:fill="bitmap" draw:fill-image-name="a12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2">
      <style:drawing-page-properties draw:fill="bitmap" draw:fill-image-name="a9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5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5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128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1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8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1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8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1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8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41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5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9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6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8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9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9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3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7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3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0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7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40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40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</office:automatic-styles>
  <office:body>
    <office:presentation>
      <draw:page draw:name="Slide2" draw:style-name="a861" draw:master-page-name="Master1-Layout1-cust-Title-Slide-White-and-Colour" presentation:presentation-page-layout-name="Master1-PPL1" draw:id="Slide-257">
        <draw:frame draw:id="id83" presentation:style-name="a866" draw:name="Title 1" svg:x="0.40551in" svg:y="1.74803in" svg:width="5.75197in" svg:height="1.20472in" presentation:class="title" presentation:placeholder="false">
          <draw:text-box>
            <text:p text:style-name="a865" text:class-names="" text:cond-style-name=""><text:span text:style-name="a862" text:class-names="">Computer Systems B<text:line-break/></text:span><text:span text:style-name="a863" text:class-names="">COMS20012</text:span><text:span text:style-name="a864" text:class-names=""/></text:p>
          </draw:text-box>
          <svg:title/>
          <svg:desc/>
        </draw:frame>
        <draw:frame draw:id="id84" presentation:style-name="a870" draw:name="Subtitle 2" svg:x="0.40551in" svg:y="2.95443in" svg:width="5.75197in" svg:height="1.43701in" presentation:class="subtitle" presentation:placeholder="false">
          <draw:text-box>
            <text:p text:style-name="a869" text:class-names="" text:cond-style-name=""><text:span text:style-name="a867" text:class-names="">Introduction to Operating Systems and Security</text:span><text:span text:style-name="a868" text:class-names=""/></text:p>
          </draw:text-box>
          <svg:title/>
          <svg:desc/>
        </draw:frame>
      </draw:page>
      <draw:page draw:name="Slide105" draw:style-name="a872" draw:master-page-name="Master1-Layout5-cust-Title-Slide-Colour-and-Image" presentation:presentation-page-layout-name="Master1-PPL5" draw:id="Slide-360">
        <draw:frame draw:id="id85" presentation:style-name="a877" draw:name="Title 3" svg:x="0.40551in" svg:y="1.74803in" svg:width="5.75197in" svg:height="1.20472in" presentation:class="title" presentation:placeholder="false">
          <draw:text-box>
            <text:p text:style-name="a876" text:class-names="" text:cond-style-name=""><text:span text:style-name="a873" text:class-names="">Implementing<text:s text:c="1"/></text:span><text:span text:style-name="a874" text:class-names="">spinlocks</text:span><text:span text:style-name="a875" text:class-names=""/></text:p>
          </draw:text-box>
          <svg:title/>
          <svg:desc/>
        </draw:frame>
      </draw:page>
      <draw:page draw:name="Slide106" draw:style-name="a879" draw:master-page-name="Master1-Layout2-obj-Title-and-Content" presentation:presentation-page-layout-name="Master1-PPL2" draw:id="Slide-361">
        <draw:frame draw:id="id86" presentation:style-name="a883" draw:name="Title 3" svg:x="0.40551in" svg:y="0.29948in" svg:width="9.18898in" svg:height="1.08724in" presentation:class="title" presentation:placeholder="false">
          <draw:text-box>
            <text:p text:style-name="a882" text:class-names="" text:cond-style-name=""><text:span text:style-name="a880" text:class-names="">spinlock</text:span><text:span text:style-name="a881" text:class-names=""/></text:p>
          </draw:text-box>
          <svg:title/>
          <svg:desc/>
        </draw:frame>
        <draw:frame draw:id="id87" presentation:style-name="a930" draw:name="Content Placeholder 4" svg:x="0.40551in" svg:y="1.4974in" svg:width="9.18898in" svg:height="3.15885in" presentation:class="outline" presentation:placeholder="false">
          <draw:text-box>
            <text:list text:style-name="a894">
              <text:list-item>
                <text:p text:style-name="a893" text:class-names="" text:cond-style-name=""><text:span text:style-name="a884" text:class-names="">void</text:span><text:span text:style-name="a885" text:class-names=""><text:s text:c="1"/></text:span><text:span text:style-name="a886" text:class-names="">getTheMoney</text:span><text:span text:style-name="a887" text:class-names="">(</text:span><text:span text:style-name="a888" text:class-names="">account_t</text:span><text:span text:style-name="a889" text:class-names=""><text:s text:c="1"/></text:span><text:span text:style-name="a890" text:class-names="">account,<text:s text:c="1"/></text:span><text:span text:style-name="a891" text:class-names="">int</text:span><text:span text:style-name="a892" text:class-names=""><text:s text:c="1"/>amount) {</text:span></text:p>
              </text:list-item>
            </text:list>
            <text:list text:style-name="a901">
              <text:list-item>
                <text:p text:style-name="a900" text:class-names="" text:cond-style-name=""><text:span text:style-name="a895" text:class-names=""><text:tab/></text:span><text:span text:style-name="a896" text:class-names="">int</text:span><text:span text:style-name="a897" text:class-names=""><text:s text:c="1"/>money =<text:s text:c="1"/></text:span><text:span text:style-name="a898" text:class-names="">get_balance</text:span><text:span text:style-name="a899" text:class-names="">(account);</text:span></text:p>
              </text:list-item>
            </text:list>
            <text:list text:style-name="a914">
              <text:list-item>
                <text:p text:style-name="a913" text:class-names="" text:cond-style-name=""><text:span text:style-name="a902" text:class-names=""><text:tab/></text:span><text:span text:style-name="a903" text:class-names="">money</text:span><text:span text:style-name="a904" text:class-names=""><text:s text:c="1"/></text:span><text:span text:style-name="a905" text:class-names="">=</text:span><text:span text:style-name="a906" text:class-names=""><text:s text:c="1"/></text:span><text:span text:style-name="a907" text:class-names="">money</text:span><text:span text:style-name="a908" text:class-names=""><text:s text:c="1"/></text:span><text:span text:style-name="a909" text:class-names="">+</text:span><text:span text:style-name="a910" text:class-names=""><text:s text:c="1"/></text:span><text:span text:style-name="a911" text:class-names="">amount;</text:span><text:span text:style-name="a912" text:class-names=""/></text:p>
              </text:list-item>
            </text:list>
            <text:list text:style-name="a920">
              <text:list-item>
                <text:p text:style-name="a919" text:class-names="" text:cond-style-name=""><text:span text:style-name="a915" text:class-names=""><text:tab/></text:span><text:span text:style-name="a916" text:class-names="">put_balance</text:span><text:span text:style-name="a917" text:class-names="">(account, money);</text:span><text:span text:style-name="a918" text:class-names=""/></text:p>
              </text:list-item>
            </text:list>
            <text:list text:style-name="a925">
              <text:list-item>
                <text:p text:style-name="a924" text:class-names="" text:cond-style-name=""><text:span text:style-name="a921" text:class-names=""><text:tab/></text:span><text:span text:style-name="a922" text:class-names="">return</text:span><text:span text:style-name="a923" text:class-names="">;</text:span></text:p>
              </text:list-item>
            </text:list>
            <text:list text:style-name="a929">
              <text:list-item>
                <text:p text:style-name="a928" text:class-names="" text:cond-style-name=""><text:span text:style-name="a926" text:class-names="">}</text:span><text:span text:style-name="a927" text:class-names=""/></text:p>
              </text:list-item>
            </text:list>
          </draw:text-box>
          <svg:title/>
          <svg:desc/>
        </draw:frame>
      </draw:page>
      <draw:page draw:name="Slide108" draw:style-name="a932" draw:master-page-name="Master1-Layout2-obj-Title-and-Content" presentation:presentation-page-layout-name="Master1-PPL2" draw:id="Slide-363">
        <draw:frame draw:id="id88" presentation:style-name="a936" draw:name="Title 3" svg:x="0.40551in" svg:y="0.29948in" svg:width="9.18898in" svg:height="1.08724in" presentation:class="title" presentation:placeholder="false">
          <draw:text-box>
            <text:p text:style-name="a935" text:class-names="" text:cond-style-name=""><text:span text:style-name="a933" text:class-names="">spinlock</text:span><text:span text:style-name="a934" text:class-names=""/></text:p>
          </draw:text-box>
          <svg:title/>
          <svg:desc/>
        </draw:frame>
        <draw:frame draw:id="id89" presentation:style-name="a1003" draw:name="Content Placeholder 4" svg:x="0.40551in" svg:y="1.4974in" svg:width="9.18898in" svg:height="3.15885in" presentation:class="outline" presentation:placeholder="false">
          <draw:text-box>
            <text:list text:style-name="a943">
              <text:list-item>
                <text:p text:style-name="a942" text:class-names="" text:cond-style-name=""><text:span text:style-name="a937" text:class-names="">i</text:span><text:span text:style-name="a938" text:class-names="">nt<text:s text:c="1"/></text:span><text:span text:style-name="a939" text:class-names="">pay;<text:s text:c="1"/></text:span><text:span text:style-name="a940" text:class-names="">//shared variable for test and set</text:span><text:span text:style-name="a941" text:class-names=""/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/></text:p>
              </text:list-item>
            </text:list>
            <text:list text:style-name="a957">
              <text:list-item>
                <text:p text:style-name="a956" text:class-names="" text:cond-style-name=""><text:span text:style-name="a947" text:class-names="">void</text:span><text:span text:style-name="a948" text:class-names=""><text:s text:c="1"/></text:span><text:span text:style-name="a949" text:class-names="">getTheMoney</text:span><text:span text:style-name="a950" text:class-names="">(</text:span><text:span text:style-name="a951" text:class-names="">account_t</text:span><text:span text:style-name="a952" text:class-names=""><text:s text:c="1"/></text:span><text:span text:style-name="a953" text:class-names="">account,<text:s text:c="1"/></text:span><text:span text:style-name="a954" text:class-names="">int</text:span><text:span text:style-name="a955" text:class-names=""><text:s text:c="1"/>amount) {</text:span></text:p>
              </text:list-item>
            </text:list>
            <text:list text:style-name="a962">
              <text:list-item>
                <text:p text:style-name="a961" text:class-names="" text:cond-style-name=""><text:span text:style-name="a958" text:class-names=""><text:tab/></text:span><text:span text:style-name="a959" text:class-names="">test_and_set</text:span><text:span text:style-name="a960" text:class-names="">(&amp;pay, 1);</text:span></text:p>
              </text:list-item>
            </text:list>
            <text:list text:style-name="a969">
              <text:list-item>
                <text:p text:style-name="a968" text:class-names="" text:cond-style-name=""><text:span text:style-name="a963" text:class-names=""><text:tab/></text:span><text:span text:style-name="a964" text:class-names="">int</text:span><text:span text:style-name="a965" text:class-names=""><text:s text:c="1"/>money =<text:s text:c="1"/></text:span><text:span text:style-name="a966" text:class-names="">get_balance</text:span><text:span text:style-name="a967" text:class-names="">(account);</text:span></text:p>
              </text:list-item>
            </text:list>
            <text:list text:style-name="a982">
              <text:list-item>
                <text:p text:style-name="a981" text:class-names="" text:cond-style-name=""><text:span text:style-name="a970" text:class-names=""><text:tab/></text:span><text:span text:style-name="a971" text:class-names="">money</text:span><text:span text:style-name="a972" text:class-names=""><text:s text:c="1"/></text:span><text:span text:style-name="a973" text:class-names="">=</text:span><text:span text:style-name="a974" text:class-names=""><text:s text:c="1"/></text:span><text:span text:style-name="a975" text:class-names="">money</text:span><text:span text:style-name="a976" text:class-names=""><text:s text:c="1"/></text:span><text:span text:style-name="a977" text:class-names="">+</text:span><text:span text:style-name="a978" text:class-names=""><text:s text:c="1"/></text:span><text:span text:style-name="a979" text:class-names="">amount;</text:span><text:span text:style-name="a980" text:class-names=""/></text:p>
              </text:list-item>
            </text:list>
            <text:list text:style-name="a987">
              <text:list-item>
                <text:p text:style-name="a986" text:class-names="" text:cond-style-name=""><text:span text:style-name="a983" text:class-names=""><text:tab/></text:span><text:span text:style-name="a984" text:class-names="">put_balance</text:span><text:span text:style-name="a985" text:class-names="">(account, money);</text:span></text:p>
              </text:list-item>
            </text:list>
            <text:list text:style-name="a993">
              <text:list-item>
                <text:p text:style-name="a992" text:class-names="" text:cond-style-name=""><text:span text:style-name="a988" text:class-names=""><text:tab/></text:span><text:span text:style-name="a989" text:class-names="">test_and_set</text:span><text:span text:style-name="a990" text:class-names="">(&amp;pay, 0);</text:span><text:span text:style-name="a991" text:class-names=""/></text:p>
              </text:list-item>
            </text:list>
            <text:list text:style-name="a998">
              <text:list-item>
                <text:p text:style-name="a997" text:class-names="" text:cond-style-name=""><text:span text:style-name="a994" text:class-names=""><text:tab/></text:span><text:span text:style-name="a995" text:class-names="">return</text:span><text:span text:style-name="a996" text:class-names="">;</text:span></text:p>
              </text:list-item>
            </text:list>
            <text:list text:style-name="a1002">
              <text:list-item>
                <text:p text:style-name="a1001" text:class-names="" text:cond-style-name=""><text:span text:style-name="a999" text:class-names="">}</text:span><text:span text:style-name="a1000" text:class-names=""/></text:p>
              </text:list-item>
            </text:list>
          </draw:text-box>
          <svg:title/>
          <svg:desc/>
        </draw:frame>
      </draw:page>
      <draw:page draw:name="Slide109" draw:style-name="a1005" draw:master-page-name="Master1-Layout3-cust-Title-Slide-White-and-Image" presentation:presentation-page-layout-name="Master1-PPL3" draw:id="Slide-364">
        <draw:frame draw:id="id90" presentation:style-name="a1009" draw:name="Title 5" svg:x="0.40551in" svg:y="1.74803in" svg:width="5.75197in" svg:height="1.20472in" presentation:class="title" presentation:placeholder="false">
          <draw:text-box>
            <text:p text:style-name="a1008" text:class-names="" text:cond-style-name=""><text:span text:style-name="a1006" text:class-names="">Does this work?</text:span><text:span text:style-name="a1007" text:class-names=""/></text:p>
          </draw:text-box>
          <svg:title/>
          <svg:desc/>
        </draw:frame>
        <draw:frame draw:id="id91" presentation:style-name="a1010" draw:name="Subtitle 6" svg:x="0.40551in" svg:y="2.95443in" svg:width="5.75197in" svg:height="1.43701in" presentation:class="subtitle" presentation:placeholder="true">
          <draw:text-box/>
          <svg:title/>
          <svg:desc/>
        </draw:frame>
      </draw:page>
      <draw:page draw:name="Slide110" draw:style-name="a1012" draw:master-page-name="Master1-Layout3-cust-Title-Slide-White-and-Image" presentation:presentation-page-layout-name="Master1-PPL3" draw:id="Slide-365">
        <draw:frame draw:id="id92" presentation:style-name="a1016" draw:name="Title 5" svg:x="0.40551in" svg:y="1.74803in" svg:width="5.75197in" svg:height="1.20472in" presentation:class="title" presentation:placeholder="false">
          <draw:text-box>
            <text:p text:style-name="a1015" text:class-names="" text:cond-style-name=""><text:span text:style-name="a1013" text:class-names="">Does this work?</text:span><text:span text:style-name="a1014" text:class-names=""/></text:p>
          </draw:text-box>
          <svg:title/>
          <svg:desc/>
        </draw:frame>
        <draw:frame draw:id="id93" presentation:style-name="a1021" draw:name="Subtitle 6" svg:x="0.40551in" svg:y="2.95443in" svg:width="5.75197in" svg:height="1.43701in" presentation:class="subtitle" presentation:placeholder="false">
          <draw:text-box>
            <text:p text:style-name="a1020" text:class-names="" text:cond-style-name=""><text:span text:style-name="a1017" text:class-names="">NO!<text:s text:c="1"/></text:span><text:span text:style-name="a1018" text:class-names="">How do we tell if another thread as already set pay?</text:span><text:span text:style-name="a1019" text:class-names=""/></text:p>
          </draw:text-box>
          <svg:title/>
          <svg:desc/>
        </draw:frame>
      </draw:page>
      <draw:page draw:name="Slide112" draw:style-name="a1023" draw:master-page-name="Master1-Layout2-obj-Title-and-Content" presentation:presentation-page-layout-name="Master1-PPL2" draw:id="Slide-367">
        <draw:frame draw:id="id94" presentation:style-name="a1027" draw:name="Title 3" svg:x="0.40551in" svg:y="0.29948in" svg:width="9.18898in" svg:height="1.08724in" presentation:class="title" presentation:placeholder="false">
          <draw:text-box>
            <text:p text:style-name="a1026" text:class-names="" text:cond-style-name=""><text:span text:style-name="a1024" text:class-names="">spinlock</text:span><text:span text:style-name="a1025" text:class-names=""/></text:p>
          </draw:text-box>
          <svg:title/>
          <svg:desc/>
        </draw:frame>
        <draw:frame draw:id="id95" presentation:style-name="a1094" draw:name="Content Placeholder 4" svg:x="0.40551in" svg:y="1.4974in" svg:width="9.18898in" svg:height="3.15885in" presentation:class="outline" presentation:placeholder="false">
          <draw:text-box>
            <text:list text:style-name="a1034">
              <text:list-item>
                <text:p text:style-name="a1033" text:class-names="" text:cond-style-name=""><text:span text:style-name="a1028" text:class-names="">i</text:span><text:span text:style-name="a1029" text:class-names="">nt<text:s text:c="1"/></text:span><text:span text:style-name="a1030" text:class-names="">pay;<text:s text:c="1"/></text:span><text:span text:style-name="a1031" text:class-names="">//shared variable for test and set</text:span><text:span text:style-name="a1032" text:class-names=""/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/></text:p>
              </text:list-item>
            </text:list>
            <text:list text:style-name="a1048">
              <text:list-item>
                <text:p text:style-name="a1047" text:class-names="" text:cond-style-name=""><text:span text:style-name="a1038" text:class-names="">void</text:span><text:span text:style-name="a1039" text:class-names=""><text:s text:c="1"/></text:span><text:span text:style-name="a1040" text:class-names="">getTheMoney</text:span><text:span text:style-name="a1041" text:class-names="">(</text:span><text:span text:style-name="a1042" text:class-names="">account_t</text:span><text:span text:style-name="a1043" text:class-names=""><text:s text:c="1"/></text:span><text:span text:style-name="a1044" text:class-names="">account,<text:s text:c="1"/></text:span><text:span text:style-name="a1045" text:class-names="">int</text:span><text:span text:style-name="a1046" text:class-names=""><text:s text:c="1"/>amount) {</text:span></text:p>
              </text:list-item>
            </text:list>
            <text:list text:style-name="a1053">
              <text:list-item>
                <text:p text:style-name="a1052" text:class-names="" text:cond-style-name=""><text:span text:style-name="a1049" text:class-names=""><text:tab/></text:span><text:span text:style-name="a1050" text:class-names="">test_and_set</text:span><text:span text:style-name="a1051" text:class-names="">(&amp;pay, 1);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4" text:class-names=""><text:tab/></text:span><text:span text:style-name="a1055" text:class-names="">int</text:span><text:span text:style-name="a1056" text:class-names=""><text:s text:c="1"/>money =<text:s text:c="1"/></text:span><text:span text:style-name="a1057" text:class-names="">get_balance</text:span><text:span text:style-name="a1058" text:class-names="">(account);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61" text:class-names=""><text:tab/></text:span><text:span text:style-name="a1062" text:class-names="">money</text:span><text:span text:style-name="a1063" text:class-names=""><text:s text:c="1"/></text:span><text:span text:style-name="a1064" text:class-names="">=</text:span><text:span text:style-name="a1065" text:class-names=""><text:s text:c="1"/></text:span><text:span text:style-name="a1066" text:class-names="">money</text:span><text:span text:style-name="a1067" text:class-names=""><text:s text:c="1"/></text:span><text:span text:style-name="a1068" text:class-names="">+</text:span><text:span text:style-name="a1069" text:class-names=""><text:s text:c="1"/></text:span><text:span text:style-name="a1070" text:class-names="">amount;</text:span><text:span text:style-name="a1071" text:class-names=""/></text:p>
              </text:list-item>
            </text:list>
            <text:list text:style-name="a1078">
              <text:list-item>
                <text:p text:style-name="a1077" text:class-names="" text:cond-style-name=""><text:span text:style-name="a1074" text:class-names=""><text:tab/></text:span><text:span text:style-name="a1075" text:class-names="">put_balance</text:span><text:span text:style-name="a1076" text:class-names="">(account, money);</text:span></text:p>
              </text:list-item>
            </text:list>
            <text:list text:style-name="a1084">
              <text:list-item>
                <text:p text:style-name="a1083" text:class-names="" text:cond-style-name=""><text:span text:style-name="a1079" text:class-names=""><text:tab/></text:span><text:span text:style-name="a1080" text:class-names="">test_and_set</text:span><text:span text:style-name="a1081" text:class-names="">(&amp;pay, 0);</text:span><text:span text:style-name="a1082" text:class-names=""/></text:p>
              </text:list-item>
            </text:list>
            <text:list text:style-name="a1089">
              <text:list-item>
                <text:p text:style-name="a1088" text:class-names="" text:cond-style-name=""><text:span text:style-name="a1085" text:class-names=""><text:tab/></text:span><text:span text:style-name="a1086" text:class-names="">return</text:span><text:span text:style-name="a1087" text:class-names="">;</text:span></text:p>
              </text:list-item>
            </text:list>
            <text:list text:style-name="a1093">
              <text:list-item>
                <text:p text:style-name="a1092" text:class-names="" text:cond-style-name=""><text:span text:style-name="a1090" text:class-names="">}</text:span><text:span text:style-name="a1091" text:class-names=""/></text:p>
              </text:list-item>
            </text:list>
          </draw:text-box>
          <svg:title/>
          <svg:desc/>
        </draw:frame>
      </draw:page>
      <draw:page draw:name="Slide113" draw:style-name="a1096" draw:master-page-name="Master1-Layout2-obj-Title-and-Content" presentation:presentation-page-layout-name="Master1-PPL2" draw:id="Slide-368">
        <draw:frame draw:id="id96" presentation:style-name="a1100" draw:name="Title 3" svg:x="0.40551in" svg:y="0.29948in" svg:width="9.18898in" svg:height="1.08724in" presentation:class="title" presentation:placeholder="false">
          <draw:text-box>
            <text:p text:style-name="a1099" text:class-names="" text:cond-style-name=""><text:span text:style-name="a1097" text:class-names="">spinlock</text:span><text:span text:style-name="a1098" text:class-names=""/></text:p>
          </draw:text-box>
          <svg:title/>
          <svg:desc/>
        </draw:frame>
        <draw:frame draw:id="id97" presentation:style-name="a1174" draw:name="Content Placeholder 4" svg:x="0.40551in" svg:y="1.4974in" svg:width="9.18898in" svg:height="3.15885in" presentation:class="outline" presentation:placeholder="false">
          <draw:text-box>
            <text:list text:style-name="a1107">
              <text:list-item>
                <text:p text:style-name="a1106" text:class-names="" text:cond-style-name=""><text:span text:style-name="a1101" text:class-names="">i</text:span><text:span text:style-name="a1102" text:class-names="">nt<text:s text:c="1"/></text:span><text:span text:style-name="a1103" text:class-names="">pay;<text:s text:c="1"/></text:span><text:span text:style-name="a1104" text:class-names="">//shared variable for test and set</text:span><text:span text:style-name="a1105" text:class-names=""/></text:p>
              </text:list-item>
            </text:list>
            <text:list text:style-name="a1110">
              <text:list-item>
                <text:p text:style-name="a1109" text:class-names="" text:cond-style-name=""><text:span text:style-name="a1108" text:class-names=""/></text:p>
              </text:list-item>
            </text:list>
            <text:list text:style-name="a1121">
              <text:list-item>
                <text:p text:style-name="a1120" text:class-names="" text:cond-style-name=""><text:span text:style-name="a1111" text:class-names="">void</text:span><text:span text:style-name="a1112" text:class-names=""><text:s text:c="1"/></text:span><text:span text:style-name="a1113" text:class-names="">getTheMoney</text:span><text:span text:style-name="a1114" text:class-names="">(</text:span><text:span text:style-name="a1115" text:class-names="">account_t</text:span><text:span text:style-name="a1116" text:class-names=""><text:s text:c="1"/></text:span><text:span text:style-name="a1117" text:class-names="">account,<text:s text:c="1"/></text:span><text:span text:style-name="a1118" text:class-names="">int</text:span><text:span text:style-name="a1119" text:class-names=""><text:s text:c="1"/>amount) {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22" text:class-names=""><text:tab/>if (</text:span><text:span text:style-name="a1123" text:class-names="">test_and_set</text:span><text:span text:style-name="a1124" text:class-names="">(&amp;pay, 1) == 1) {</text:span></text:p>
              </text:list-item>
            </text:list>
            <text:list text:style-name="a1130">
              <text:list-item>
                <text:p text:style-name="a1129" text:class-names="" text:cond-style-name=""><text:span text:style-name="a1127" text:class-names=""><text:tab/><text:tab/></text:span><text:span text:style-name="a1128" text:class-names="">// it was already set. What do we do?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><text:tab/>}</text:span></text:p>
              </text:list-item>
            </text:list>
            <text:list text:style-name="a1140">
              <text:list-item>
                <text:p text:style-name="a1139" text:class-names="" text:cond-style-name=""><text:span text:style-name="a1134" text:class-names=""><text:tab/></text:span><text:span text:style-name="a1135" text:class-names="">int</text:span><text:span text:style-name="a1136" text:class-names=""><text:s text:c="1"/>money =<text:s text:c="1"/></text:span><text:span text:style-name="a1137" text:class-names="">get_balance</text:span><text:span text:style-name="a1138" text:class-names="">(account);</text:span></text:p>
              </text:list-item>
            </text:list>
            <text:list text:style-name="a1153">
              <text:list-item>
                <text:p text:style-name="a1152" text:class-names="" text:cond-style-name=""><text:span text:style-name="a1141" text:class-names=""><text:tab/></text:span><text:span text:style-name="a1142" text:class-names="">money</text:span><text:span text:style-name="a1143" text:class-names=""><text:s text:c="1"/></text:span><text:span text:style-name="a1144" text:class-names="">=</text:span><text:span text:style-name="a1145" text:class-names=""><text:s text:c="1"/></text:span><text:span text:style-name="a1146" text:class-names="">money</text:span><text:span text:style-name="a1147" text:class-names=""><text:s text:c="1"/></text:span><text:span text:style-name="a1148" text:class-names="">+</text:span><text:span text:style-name="a1149" text:class-names=""><text:s text:c="1"/></text:span><text:span text:style-name="a1150" text:class-names="">amount;</text:span><text:span text:style-name="a1151" text:class-names=""/></text:p>
              </text:list-item>
            </text:list>
            <text:list text:style-name="a1158">
              <text:list-item>
                <text:p text:style-name="a1157" text:class-names="" text:cond-style-name=""><text:span text:style-name="a1154" text:class-names=""><text:tab/></text:span><text:span text:style-name="a1155" text:class-names="">put_balance</text:span><text:span text:style-name="a1156" text:class-names="">(account, money);</text:span></text:p>
              </text:list-item>
            </text:list>
            <text:list text:style-name="a1164">
              <text:list-item>
                <text:p text:style-name="a1163" text:class-names="" text:cond-style-name=""><text:span text:style-name="a1159" text:class-names=""><text:tab/></text:span><text:span text:style-name="a1160" text:class-names="">test_and_set</text:span><text:span text:style-name="a1161" text:class-names="">(&amp;pay, 0);</text:span><text:span text:style-name="a1162" text:class-names=""/></text:p>
              </text:list-item>
            </text:list>
            <text:list text:style-name="a1169">
              <text:list-item>
                <text:p text:style-name="a1168" text:class-names="" text:cond-style-name=""><text:span text:style-name="a1165" text:class-names=""><text:tab/></text:span><text:span text:style-name="a1166" text:class-names="">return</text:span><text:span text:style-name="a1167" text:class-names="">;</text:span></text:p>
              </text:list-item>
            </text:list>
            <text:list text:style-name="a1173">
              <text:list-item>
                <text:p text:style-name="a1172" text:class-names="" text:cond-style-name=""><text:span text:style-name="a1170" text:class-names="">}</text:span><text:span text:style-name="a1171" text:class-names=""/></text:p>
              </text:list-item>
            </text:list>
          </draw:text-box>
          <svg:title/>
          <svg:desc/>
        </draw:frame>
      </draw:page>
      <draw:page draw:name="Slide114" draw:style-name="a1176" draw:master-page-name="Master1-Layout2-obj-Title-and-Content" presentation:presentation-page-layout-name="Master1-PPL2" draw:id="Slide-369">
        <draw:frame draw:id="id98" presentation:style-name="a1180" draw:name="Title 3" svg:x="0.40551in" svg:y="0.29948in" svg:width="9.18898in" svg:height="1.08724in" presentation:class="title" presentation:placeholder="false">
          <draw:text-box>
            <text:p text:style-name="a1179" text:class-names="" text:cond-style-name=""><text:span text:style-name="a1177" text:class-names="">spinlock</text:span><text:span text:style-name="a1178" text:class-names=""/></text:p>
          </draw:text-box>
          <svg:title/>
          <svg:desc/>
        </draw:frame>
        <draw:frame draw:id="id99" presentation:style-name="a1254" draw:name="Content Placeholder 4" svg:x="0.40551in" svg:y="1.4974in" svg:width="9.18898in" svg:height="3.15885in" presentation:class="outline" presentation:placeholder="false">
          <draw:text-box>
            <text:list text:style-name="a1187">
              <text:list-item>
                <text:p text:style-name="a1186" text:class-names="" text:cond-style-name=""><text:span text:style-name="a1181" text:class-names="">i</text:span><text:span text:style-name="a1182" text:class-names="">nt<text:s text:c="1"/></text:span><text:span text:style-name="a1183" text:class-names="">pay;<text:s text:c="1"/></text:span><text:span text:style-name="a1184" text:class-names="">//shared variable for test and set</text:span><text:span text:style-name="a1185" text:class-names=""/></text:p>
              </text:list-item>
            </text:list>
            <text:list text:style-name="a1190">
              <text:list-item>
                <text:p text:style-name="a1189" text:class-names="" text:cond-style-name=""><text:span text:style-name="a1188" text:class-names=""/></text:p>
              </text:list-item>
            </text:list>
            <text:list text:style-name="a1201">
              <text:list-item>
                <text:p text:style-name="a1200" text:class-names="" text:cond-style-name=""><text:span text:style-name="a1191" text:class-names="">void</text:span><text:span text:style-name="a1192" text:class-names=""><text:s text:c="1"/></text:span><text:span text:style-name="a1193" text:class-names="">getTheMoney</text:span><text:span text:style-name="a1194" text:class-names="">(</text:span><text:span text:style-name="a1195" text:class-names="">account_t</text:span><text:span text:style-name="a1196" text:class-names=""><text:s text:c="1"/></text:span><text:span text:style-name="a1197" text:class-names="">account,<text:s text:c="1"/></text:span><text:span text:style-name="a1198" text:class-names="">int</text:span><text:span text:style-name="a1199" text:class-names=""><text:s text:c="1"/>amount) {</text:span></text:p>
              </text:list-item>
            </text:list>
            <text:list text:style-name="a1206">
              <text:list-item>
                <text:p text:style-name="a1205" text:class-names="" text:cond-style-name=""><text:span text:style-name="a1202" text:class-names=""><text:tab/>while (</text:span><text:span text:style-name="a1203" text:class-names="">test_and_set</text:span><text:span text:style-name="a1204" text:class-names="">(&amp;pay, 1) == 1) {</text:span></text:p>
              </text:list-item>
            </text:list>
            <text:list text:style-name="a1210">
              <text:list-item>
                <text:p text:style-name="a1209" text:class-names="" text:cond-style-name=""><text:span text:style-name="a1207" text:class-names=""><text:tab/><text:tab/></text:span><text:span text:style-name="a1208" text:class-names="">; // test again!</text:span></text:p>
              </text:list-item>
            </text:list>
            <text:list text:style-name="a1213">
              <text:list-item>
                <text:p text:style-name="a1212" text:class-names="" text:cond-style-name=""><text:span text:style-name="a1211" text:class-names=""><text:tab/>}</text:span></text:p>
              </text:list-item>
            </text:list>
            <text:list text:style-name="a1220">
              <text:list-item>
                <text:p text:style-name="a1219" text:class-names="" text:cond-style-name=""><text:span text:style-name="a1214" text:class-names=""><text:tab/></text:span><text:span text:style-name="a1215" text:class-names="">int</text:span><text:span text:style-name="a1216" text:class-names=""><text:s text:c="1"/>money =<text:s text:c="1"/></text:span><text:span text:style-name="a1217" text:class-names="">get_balance</text:span><text:span text:style-name="a1218" text:class-names="">(account);</text:span></text:p>
              </text:list-item>
            </text:list>
            <text:list text:style-name="a1233">
              <text:list-item>
                <text:p text:style-name="a1232" text:class-names="" text:cond-style-name=""><text:span text:style-name="a1221" text:class-names=""><text:tab/></text:span><text:span text:style-name="a1222" text:class-names="">money</text:span><text:span text:style-name="a1223" text:class-names=""><text:s text:c="1"/></text:span><text:span text:style-name="a1224" text:class-names="">=</text:span><text:span text:style-name="a1225" text:class-names=""><text:s text:c="1"/></text:span><text:span text:style-name="a1226" text:class-names="">money</text:span><text:span text:style-name="a1227" text:class-names=""><text:s text:c="1"/></text:span><text:span text:style-name="a1228" text:class-names="">+</text:span><text:span text:style-name="a1229" text:class-names=""><text:s text:c="1"/></text:span><text:span text:style-name="a1230" text:class-names="">amount;</text:span><text:span text:style-name="a1231" text:class-names=""/></text:p>
              </text:list-item>
            </text:list>
            <text:list text:style-name="a1238">
              <text:list-item>
                <text:p text:style-name="a1237" text:class-names="" text:cond-style-name=""><text:span text:style-name="a1234" text:class-names=""><text:tab/></text:span><text:span text:style-name="a1235" text:class-names="">put_balance</text:span><text:span text:style-name="a1236" text:class-names="">(account, money);</text:span></text:p>
              </text:list-item>
            </text:list>
            <text:list text:style-name="a1244">
              <text:list-item>
                <text:p text:style-name="a1243" text:class-names="" text:cond-style-name=""><text:span text:style-name="a1239" text:class-names=""><text:tab/></text:span><text:span text:style-name="a1240" text:class-names="">test_and_set</text:span><text:span text:style-name="a1241" text:class-names="">(&amp;pay, 0);</text:span><text:span text:style-name="a1242" text:class-names=""/></text:p>
              </text:list-item>
            </text:list>
            <text:list text:style-name="a1249">
              <text:list-item>
                <text:p text:style-name="a1248" text:class-names="" text:cond-style-name=""><text:span text:style-name="a1245" text:class-names=""><text:tab/></text:span><text:span text:style-name="a1246" text:class-names="">return</text:span><text:span text:style-name="a1247" text:class-names="">;</text:span></text:p>
              </text:list-item>
            </text:list>
            <text:list text:style-name="a1253">
              <text:list-item>
                <text:p text:style-name="a1252" text:class-names="" text:cond-style-name=""><text:span text:style-name="a1250" text:class-names="">}</text:span><text:span text:style-name="a1251" text:class-names=""/></text:p>
              </text:list-item>
            </text:list>
          </draw:text-box>
          <svg:title/>
          <svg:desc/>
        </draw:frame>
      </draw:page>
      <draw:page draw:name="Slide115" draw:style-name="a1256" draw:master-page-name="Master1-Layout2-obj-Title-and-Content" presentation:presentation-page-layout-name="Master1-PPL2" draw:id="Slide-370">
        <draw:frame draw:id="id100" presentation:style-name="a1260" draw:name="Title 1" svg:x="0.40551in" svg:y="0.29948in" svg:width="9.18898in" svg:height="1.08724in" presentation:class="title" presentation:placeholder="false">
          <draw:text-box>
            <text:p text:style-name="a1259" text:class-names="" text:cond-style-name=""><text:span text:style-name="a1257" text:class-names="">Busy wait!</text:span><text:span text:style-name="a1258" text:class-names=""/></text:p>
          </draw:text-box>
          <svg:title/>
          <svg:desc/>
        </draw:frame>
        <draw:frame draw:id="id101" presentation:style-name="a1296" draw:name="Content Placeholder 2" svg:x="0.40551in" svg:y="1.4974in" svg:width="9.18898in" svg:height="3.15885in" presentation:class="outline" presentation:placeholder="false">
          <draw:text-box>
            <text:list text:style-name="a1263">
              <text:list-item>
                <text:p text:style-name="a1262" text:class-names="" text:cond-style-name=""><text:span text:style-name="a1261" text:class-names="">We are trying again, and again, and again</text:span></text:p>
              </text:list-item>
            </text:list>
            <text:list text:style-name="a1271">
              <text:list-item>
                <text:p text:style-name="a1270" text:class-names="" text:cond-style-name=""><text:span text:style-name="a1264" text:class-names="">Ok</text:span><text:span text:style-name="a1265" text:class-names=""><text:s text:c="1"/></text:span><text:span text:style-name="a1266" text:class-names="">on</text:span><text:span text:style-name="a1267" text:class-names=""><text:s text:c="1"/></text:span><text:span text:style-name="a1268" text:class-names="">multicore</text:span><text:span text:style-name="a1269" text:class-names=""/></text:p>
              </text:list-item>
            </text:list>
            <text:list text:style-name="a1281">
              <text:list-item>
                <text:list text:style-name="a1281">
                  <text:list-item>
                    <text:p text:style-name="a1280" text:class-names="" text:cond-style-name=""><text:span text:style-name="a1272" text:class-names="">Some other thread running on another core will</text:span><text:span text:style-name="a1273" text:class-names=""><text:s text:c="1"/></text:span><text:span text:style-name="a1274" text:class-names="">change</text:span><text:span text:style-name="a1275" text:class-names=""><text:s text:c="1"/></text:span><text:span text:style-name="a1276" text:class-names="">the</text:span><text:span text:style-name="a1277" text:class-names=""><text:s text:c="1"/></text:span><text:span text:style-name="a1278" text:class-names="">value</text:span><text:span text:style-name="a1279" text:class-names=""/></text:p>
                  </text:list-item>
                </text:list>
              </text:list-item>
            </text:list>
            <text:list text:style-name="a1285">
              <text:list-item>
                <text:p text:style-name="a1284" text:class-names="" text:cond-style-name=""><text:span text:style-name="a1282" text:class-names="">Terrible on single core</text:span><text:span text:style-name="a1283" text:class-names=""/></text:p>
              </text:list-item>
            </text:list>
            <text:list text:style-name="a1288">
              <text:list-item>
                <text:list text:style-name="a1288">
                  <text:list-item>
                    <text:p text:style-name="a1287" text:class-names="" text:cond-style-name=""><text:span text:style-name="a1286" text:class-names="">The value will never change!</text:span></text:p>
                  </text:list-item>
                </text:list>
              </text:list-item>
            </text:list>
            <text:list text:style-name="a1295">
              <text:list-item>
                <text:list text:style-name="a1295">
                  <text:list-item>
                    <text:p text:style-name="a1294" text:class-names="" text:cond-style-name=""><text:span text:style-name="a1289" text:class-names="">Preventing</text:span><text:span text:style-name="a1290" text:class-names=""><text:s text:c="1"/></text:span><text:span text:style-name="a1291" text:class-names="">progress</text:span><text:span text:style-name="a1292" text:class-names="">!</text:span><text:span text:style-name="a129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6" draw:style-name="a1298" draw:master-page-name="Master1-Layout2-obj-Title-and-Content" presentation:presentation-page-layout-name="Master1-PPL2" draw:id="Slide-371">
        <draw:frame draw:id="id102" presentation:style-name="a1302" draw:name="Title 1" svg:x="0.40551in" svg:y="0.29948in" svg:width="9.18898in" svg:height="1.08724in" presentation:class="title" presentation:placeholder="false">
          <draw:text-box>
            <text:p text:style-name="a1301" text:class-names="" text:cond-style-name=""><text:span text:style-name="a1299" text:class-names="">Passive lock</text:span><text:span text:style-name="a1300" text:class-names=""/></text:p>
          </draw:text-box>
          <svg:title/>
          <svg:desc/>
        </draw:frame>
        <draw:frame draw:id="id103" presentation:style-name="a1357" draw:name="Content Placeholder 2" svg:x="0.40551in" svg:y="1.4974in" svg:width="9.18898in" svg:height="3.15885in" presentation:class="outline" presentation:placeholder="false">
          <draw:text-box>
            <text:list text:style-name="a1305">
              <text:list-item>
                <text:p text:style-name="a1304" text:class-names="" text:cond-style-name=""><text:span text:style-name="a1303" text:class-names="">Active lock</text:span></text:p>
              </text:list-item>
            </text:list>
            <text:list text:style-name="a1311">
              <text:list-item>
                <text:list text:style-name="a1311">
                  <text:list-item>
                    <text:p text:style-name="a1310" text:class-names="" text:cond-style-name=""><text:span text:style-name="a1306" text:class-names="">Busy</text:span><text:span text:style-name="a1307" text:class-names=""><text:s text:c="1"/></text:span><text:span text:style-name="a1308" text:class-names="">wait</text:span><text:span text:style-name="a1309" text:class-names=""/></text:p>
                  </text:list-item>
                </text:list>
              </text:list-item>
            </text:list>
            <text:list text:style-name="a1314">
              <text:list-item>
                <text:p text:style-name="a1313" text:class-names="" text:cond-style-name=""><text:span text:style-name="a1312" text:class-names="">Passive lock</text:span></text:p>
              </text:list-item>
            </text:list>
            <text:list text:style-name="a1317">
              <text:list-item>
                <text:list text:style-name="a1317">
                  <text:list-item>
                    <text:p text:style-name="a1316" text:class-names="" text:cond-style-name=""><text:span text:style-name="a1315" text:class-names="">Sleep</text:span></text:p>
                  </text:list-item>
                </text:list>
              </text:list-item>
            </text:list>
            <text:list text:style-name="a1335">
              <text:list-item>
                <text:list text:style-name="a1335">
                  <text:list-item>
                    <text:p text:style-name="a1334" text:class-names="" text:cond-style-name=""><text:span text:style-name="a1318" text:class-names="">…</text:span><text:span text:style-name="a1319" text:class-names=""><text:s text:c="1"/></text:span><text:span text:style-name="a1320" text:class-names="">and</text:span><text:span text:style-name="a1321" text:class-names=""><text:s text:c="1"/></text:span><text:span text:style-name="a1322" text:class-names="">try</text:span><text:span text:style-name="a1323" text:class-names=""><text:s text:c="1"/></text:span><text:span text:style-name="a1324" text:class-names="">again</text:span><text:span text:style-name="a1325" text:class-names=""><text:s text:c="1"/></text:span><text:span text:style-name="a1326" text:class-names="">when</text:span><text:span text:style-name="a1327" text:class-names=""><text:s text:c="1"/></text:span><text:span text:style-name="a1328" text:class-names="">it</text:span><text:span text:style-name="a1329" text:class-names=""><text:s text:c="1"/></text:span><text:span text:style-name="a1330" text:class-names="">wakes</text:span><text:span text:style-name="a1331" text:class-names=""><text:s text:c="1"/></text:span><text:span text:style-name="a1332" text:class-names="">up</text:span><text:span text:style-name="a1333" text:class-names=""/></text:p>
                  </text:list-item>
                </text:list>
              </text:list-item>
            </text:list>
            <text:list text:style-name="a1338">
              <text:list-item>
                <text:list text:style-name="a1338">
                  <text:list-item>
                    <text:p text:style-name="a1337" text:class-names="" text:cond-style-name=""><text:span text:style-name="a1336" text:class-names="">Let another thread make progress when it sleeps</text:span></text:p>
                  </text:list-item>
                </text:list>
              </text:list-item>
            </text:list>
            <text:list text:style-name="a1356">
              <text:list-item>
                <text:p text:style-name="a1355" text:class-names="" text:cond-style-name=""><text:span text:style-name="a1339" text:class-names="">Why</text:span><text:span text:style-name="a1340" text:class-names=""><text:s text:c="1"/></text:span><text:span text:style-name="a1341" text:class-names="">would</text:span><text:span text:style-name="a1342" text:class-names=""><text:s text:c="1"/></text:span><text:span text:style-name="a1343" text:class-names="">you</text:span><text:span text:style-name="a1344" text:class-names=""><text:s text:c="1"/></text:span><text:span text:style-name="a1345" text:class-names="">ever</text:span><text:span text:style-name="a1346" text:class-names=""><text:s text:c="1"/></text:span><text:span text:style-name="a1347" text:class-names="">use</text:span><text:span text:style-name="a1348" text:class-names=""><text:s text:c="1"/></text:span><text:span text:style-name="a1349" text:class-names="">an</text:span><text:span text:style-name="a1350" text:class-names=""><text:s text:c="1"/></text:span><text:span text:style-name="a1351" text:class-names="">active</text:span><text:span text:style-name="a1352" text:class-names=""><text:s text:c="1"/></text:span><text:span text:style-name="a1353" text:class-names="">lock?</text:span><text:span text:style-name="a1354" text:class-names=""/></text:p>
              </text:list-item>
            </text:list>
          </draw:text-box>
          <svg:title/>
          <svg:desc/>
        </draw:frame>
      </draw:page>
      <draw:page draw:name="Slide117" draw:style-name="a1359" draw:master-page-name="Master1-Layout2-obj-Title-and-Content" presentation:presentation-page-layout-name="Master1-PPL2" draw:id="Slide-372">
        <draw:frame draw:id="id104" presentation:style-name="a1363" draw:name="Title 1" svg:x="0.40551in" svg:y="0.29948in" svg:width="9.18898in" svg:height="1.08724in" presentation:class="title" presentation:placeholder="false">
          <draw:text-box>
            <text:p text:style-name="a1362" text:class-names="" text:cond-style-name=""><text:span text:style-name="a1360" text:class-names="">Passive lock</text:span><text:span text:style-name="a1361" text:class-names=""/></text:p>
          </draw:text-box>
          <svg:title/>
          <svg:desc/>
        </draw:frame>
        <draw:frame draw:id="id105" presentation:style-name="a1415" draw:name="Content Placeholder 2" svg:x="0.40551in" svg:y="1.4974in" svg:width="9.18898in" svg:height="3.15885in" presentation:class="outline" presentation:placeholder="false">
          <draw:text-box>
            <text:list text:style-name="a1376">
              <text:list-item>
                <text:p text:style-name="a1375" text:class-names="" text:cond-style-name=""><text:span text:style-name="a1364" text:class-names="">Switching</text:span><text:span text:style-name="a1365" text:class-names=""><text:s text:c="1"/></text:span><text:span text:style-name="a1366" text:class-names="">between</text:span><text:span text:style-name="a1367" text:class-names=""><text:s text:c="1"/></text:span><text:span text:style-name="a1368" text:class-names="">threads</text:span><text:span text:style-name="a1369" text:class-names=""><text:s text:c="1"/></text:span><text:span text:style-name="a1370" text:class-names="">is</text:span><text:span text:style-name="a1371" text:class-names=""><text:s text:c="1"/></text:span><text:span text:style-name="a1372" text:class-names="">not</text:span><text:span text:style-name="a1373" text:class-names=""><text:s text:c="1"/></text:span><text:span text:style-name="a1374" text:class-names="">free</text:span></text:p>
              </text:list-item>
            </text:list>
            <text:list text:style-name="a1383">
              <text:list-item>
                <text:list text:style-name="a1383">
                  <text:list-item>
                    <text:p text:style-name="a1382" text:class-names="" text:cond-style-name=""><text:span text:style-name="a1377" text:class-names="">Context</text:span><text:span text:style-name="a1378" text:class-names=""><text:s text:c="1"/></text:span><text:span text:style-name="a1379" text:class-names="">Switc</text:span><text:span text:style-name="a1380" text:class-names="">h</text:span><text:span text:style-name="a1381" text:class-names=""/></text:p>
                  </text:list-item>
                </text:list>
              </text:list-item>
            </text:list>
            <text:list text:style-name="a1393">
              <text:list-item>
                <text:list text:style-name="a1393">
                  <text:list-item>
                    <text:p text:style-name="a1392" text:class-names="" text:cond-style-name=""><text:span text:style-name="a1384" text:class-names="">More</text:span><text:span text:style-name="a1385" text:class-names=""><text:s text:c="1"/></text:span><text:span text:style-name="a1386" text:class-names="">in</text:span><text:span text:style-name="a1387" text:class-names=""><text:s text:c="1"/></text:span><text:span text:style-name="a1388" text:class-names="">future</text:span><text:span text:style-name="a1389" text:class-names=""><text:s text:c="1"/></text:span><text:span text:style-name="a1390" text:class-names="">videos</text:span><text:span text:style-name="a1391" text:class-names=""/></text:p>
                  </text:list-item>
                </text:list>
              </text:list-item>
            </text:list>
            <text:list text:style-name="a1399">
              <text:list-item>
                <text:p text:style-name="a1398" text:class-names="" text:cond-style-name=""><text:span text:style-name="a1394" text:class-names="">When</text:span><text:span text:style-name="a1395" text:class-names=""><text:s text:c="1"/></text:span><text:span text:style-name="a1396" text:class-names="">the critical section is<text:s text:c="1"/></text:span><text:span text:style-name="a1397" text:class-names="">short</text:span></text:p>
              </text:list-item>
            </text:list>
            <text:list text:style-name="a1405">
              <text:list-item>
                <text:list text:style-name="a1405">
                  <text:list-item>
                    <text:p text:style-name="a1404" text:class-names="" text:cond-style-name=""><text:span text:style-name="a1400" text:class-names="">It</text:span><text:span text:style-name="a1401" text:class-names=""><text:s text:c="1"/></text:span><text:span text:style-name="a1402" text:class-names="">is<text:s text:c="1"/></text:span><text:span text:style-name="a1403" text:class-names="">more expensive to switch context</text:span></text:p>
                  </text:list-item>
                </text:list>
              </text:list-item>
            </text:list>
            <text:list text:style-name="a1409">
              <text:list-item>
                <text:p text:style-name="a1408" text:class-names="" text:cond-style-name=""><text:span text:style-name="a1406" text:class-names="">When the critical section is<text:s text:c="1"/></text:span><text:span text:style-name="a1407" text:class-names="">long</text:span></text:p>
              </text:list-item>
            </text:list>
            <text:list text:style-name="a1414">
              <text:list-item>
                <text:list text:style-name="a1414">
                  <text:list-item>
                    <text:p text:style-name="a1413" text:class-names="" text:cond-style-name=""><text:span text:style-name="a1410" text:class-names="">It is<text:s text:c="1"/></text:span><text:span text:style-name="a1411" text:class-names="">more expensive to busy wait</text:span><text:span text:style-name="a141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4" draw:style-name="a1417" draw:master-page-name="Master1-Layout5-cust-Title-Slide-Colour-and-Image" presentation:presentation-page-layout-name="Master1-PPL5" draw:id="Slide-359">
        <draw:frame draw:id="id106" presentation:style-name="a1421" draw:name="Title 6" svg:x="0.40551in" svg:y="1.74803in" svg:width="5.75197in" svg:height="1.20472in" presentation:class="title" presentation:placeholder="false">
          <draw:text-box>
            <text:p text:style-name="a1420" text:class-names="" text:cond-style-name=""><text:span text:style-name="a1418" text:class-names="">Thank you</text:span><text:span text:style-name="a1419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 White and Colour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2" style:display-name="Title and Content">
      <presentation:placeholder presentation:object="title" svg:x="0.40551in" svg:y="0.29948in" svg:width="9.18898in" svg:height="1.08724in"/>
      <presentation:placeholder presentation:object="object" svg:x="0.40551in" svg:y="1.4974in" svg:width="9.18898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3" style:display-name="Title Slide White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4" style:display-name="Title Slide White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5" style:display-name="Title Slide Colour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6" style:display-name="Title Slide Colour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7" style:display-name="Title, Content and Image">
      <presentation:placeholder presentation:object="title" svg:x="0.40551in" svg:y="0.74409in" svg:width="5.75197in" svg:height="1.20472in"/>
      <presentation:placeholder presentation:object="object" svg:x="0.40551in" svg:y="1.99606in" svg:width="5.75197in" svg:height="2.73622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in"/>
    </style:presentation-page-layout>
    <style:presentation-page-layout style:name="Master1-PPL8" style:display-name="Two Content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object" svg:x="5.0625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9" style:display-name="Content and Image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5.06299in" svg:y="1.4974in" svg:width="4.5315in" svg:height="3.15885in"/>
    </style:presentation-page-layout>
    <style:presentation-page-layout style:name="Master1-PPL10" style:display-name="Image">
      <presentation:placeholder presentation:object="graphic" svg:x="0.40551in" svg:y="0.3671in" svg:width="9.18898in" svg:height="3.8857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title" svg:x="6.15576in" svg:y="4.75516in" svg:width="3.4375in" svg:height="0.75492in"/>
    </style:presentation-page-layout>
    <style:presentation-page-layout style:name="Master1-PPL11" style:display-name="Full Bleed Image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0in" svg:y="0in" svg:width="10in" svg:height="4.66667in"/>
      <presentation:placeholder presentation:object="title" svg:x="6.15576in" svg:y="4.75516in" svg:width="3.4375in" svg:height="0.75492in"/>
    </style:presentation-page-layout>
    <style:presentation-page-layout style:name="Master1-PPL12" style:display-name="Title Only">
      <presentation:placeholder presentation:object="title" svg:x="0.40551in" svg:y="0.29948in" svg:width="9.18898in" svg:height="1.08724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3" style:display-name="Blank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4" style:display-name="Title, Content">
      <presentation:placeholder presentation:object="title" svg:x="0.49997in" svg:y="0.22421in" svg:width="8.99908in" svg:height="0.93915in"/>
      <presentation:placeholder presentation:object="object" svg:x="0.49997in" svg:y="1.31631in" svg:width="8.99908in" svg:height="3.26237in"/>
    </style:presentation-page-layout>
    <style:style style:family="table-cell" style:name="a851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5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2">
      <style:table-cell-properties/>
    </style:style>
    <style:style style:family="table-cell" style:name="a85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3">
      <style:table-cell-properties fo:background-color="#cfd5ea"/>
    </style:style>
    <style:style style:family="table-cell" style:name="a854">
      <style:table-cell-properties/>
    </style:style>
    <style:style style:family="table-cell" style:name="a855">
      <style:table-cell-properties fo:background-color="#cfd5ea"/>
    </style:style>
    <style:style style:family="table-cell" style:name="a856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7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175" xlink:href="media/image1.jpeg" xlink:show="embed" xlink:actuate="onLoad"/>
    <draw:fill-image draw:name="a931" xlink:href="media/image1.jpeg" xlink:show="embed" xlink:actuate="onLoad"/>
    <draw:fill-image draw:name="a670" xlink:href="media/image1.jpeg" xlink:show="embed" xlink:actuate="onLoad"/>
    <draw:fill-image draw:name="a1358" xlink:href="media/image1.jpeg" xlink:show="embed" xlink:actuate="onLoad"/>
    <draw:fill-image draw:name="a63" xlink:href="media/image2.jpeg" xlink:show="embed" xlink:actuate="onLoad"/>
    <draw:fill-image draw:name="a1095" xlink:href="media/image1.jpeg" xlink:show="embed" xlink:actuate="onLoad"/>
    <draw:fill-image draw:name="a182" xlink:href="media/image3.jpeg" xlink:show="embed" xlink:actuate="onLoad"/>
    <draw:fill-image draw:name="a1004" xlink:href="media/image4.jpeg" xlink:show="embed" xlink:actuate="onLoad"/>
    <draw:fill-image draw:name="a292" xlink:href="media/image3.jpeg" xlink:show="embed" xlink:actuate="onLoad"/>
    <draw:fill-image draw:name="a1416" xlink:href="media/image5.jpeg" xlink:show="embed" xlink:actuate="onLoad"/>
    <draw:fill-image draw:name="a721" xlink:href="media/image1.jpeg" xlink:show="embed" xlink:actuate="onLoad"/>
    <draw:fill-image draw:name="a547" xlink:href="media/image1.jpeg" xlink:show="embed" xlink:actuate="onLoad"/>
    <draw:fill-image draw:name="a616" xlink:href="media/image1.jpeg" xlink:show="embed" xlink:actuate="onLoad"/>
    <draw:fill-image draw:name="a178" xlink:href="media/image4.jpeg" xlink:show="embed" xlink:actuate="onLoad"/>
    <draw:fill-image draw:name="a288" xlink:href="media/image5.jpeg" xlink:show="embed" xlink:actuate="onLoad"/>
    <draw:fill-image draw:name="a871" xlink:href="media/image5.jpeg" xlink:show="embed" xlink:actuate="onLoad"/>
    <draw:fill-image draw:name="a1022" xlink:href="media/image1.jpeg" xlink:show="embed" xlink:actuate="onLoad"/>
    <draw:fill-image draw:name="a233" xlink:href="media/image4.jpeg" xlink:show="embed" xlink:actuate="onLoad"/>
    <draw:fill-image draw:name="a1255" xlink:href="media/image1.jpeg" xlink:show="embed" xlink:actuate="onLoad"/>
    <draw:fill-image draw:name="a466" xlink:href="media/image1.jpeg" xlink:show="embed" xlink:actuate="onLoad"/>
    <draw:fill-image draw:name="a398" xlink:href="media/image1.jpeg" xlink:show="embed" xlink:actuate="onLoad"/>
    <draw:fill-image draw:name="a768" xlink:href="media/image1.jpeg" xlink:show="embed" xlink:actuate="onLoad"/>
    <draw:fill-image draw:name="a343" xlink:href="media/image5.jpeg" xlink:show="embed" xlink:actuate="onLoad"/>
    <draw:fill-image draw:name="a1297" xlink:href="media/image1.jpeg" xlink:show="embed" xlink:actuate="onLoad"/>
    <draw:fill-image draw:name="a878" xlink:href="media/image1.jpeg" xlink:show="embed" xlink:actuate="onLoad"/>
    <draw:fill-image draw:name="a114" xlink:href="media/image1.jpeg" xlink:show="embed" xlink:actuate="onLoad"/>
    <draw:fill-image draw:name="a860" xlink:href="media/image2.jpeg" xlink:show="embed" xlink:actuate="onLoad"/>
    <draw:fill-image draw:name="a1011" xlink:href="media/image4.jpeg" xlink:show="embed" xlink:actuate="onLoad"/>
    <table:table-template table:name="{5C22544A-7EE6-4342-B048-85BDC9FD1C3A}">
      <table:first-row table:style-name="a856" table:paragraph-style-name=""/>
      <table:last-row table:style-name="a857" table:paragraph-style-name=""/>
      <table:first-column table:style-name="a858" table:paragraph-style-name=""/>
      <table:last-column table:style-name="a859" table:paragraph-style-name=""/>
      <table:body table:style-name="a851" table:paragraph-style-name=""/>
      <table:even-rows table:style-name="a854" table:paragraph-style-name=""/>
      <table:odd-rows table:style-name="a855" table:paragraph-style-name=""/>
      <table:even-columns table:style-name="a852" table:paragraph-style-name=""/>
      <table:odd-columns table:style-name="a853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draw:fill="none" draw:stroke="solid" svg:stroke-width="0.01389in" svg:stroke-color="#000000" svg:stroke-opacity="100%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bitmap" draw:fill-image-name="a67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draw:fill="none" draw:stroke="solid" svg:stroke-width="0.01389in" svg:stroke-color="#000000" svg:stroke-opacity="100%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bitmap" draw:fill-image-name="a23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bitmap" draw:fill-image-name="a46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draw:fill="none" draw:stroke="solid" svg:stroke-width="0.01389in" svg:stroke-color="#000000" svg:stroke-opacity="100%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">
      <style:graphic-properties draw:fill="none" draw:stroke="solid" svg:stroke-width="0.01389in" svg:stroke-color="#000000" svg:stroke-opacity="100%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bitmap" draw:fill-image-name="a28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draw:fill="none" draw:stroke="solid" svg:stroke-width="0.01389in" svg:stroke-color="#000000" svg:stroke-opacity="100%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middle" draw:textarea-horizontal-align="center" draw:fill="bitmap" draw:fill-image-name="a29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draw:fill="none" draw:stroke="solid" svg:stroke-width="0.01389in" svg:stroke-color="#000000" svg:stroke-opacity="100%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9">
      <style:drawing-page-properties draw:fill="bitmap" draw:fill-image-name="a76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solid" svg:stroke-width="0.01389in" svg:stroke-color="#000000" svg:stroke-opacity="100%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bitmap" draw:fill-image-name="a54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draw:fill="none" draw:stroke="solid" svg:stroke-width="0.01389in" svg:stroke-color="#000000" svg:stroke-opacity="100%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bitmap" draw:fill-image-name="a11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bitmap" draw:fill-image-name="a34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style:font-family-complex="Arial" style:font-family-generic-complex="swiss" style:font-pitch-complex="variable" fo:font-size="0.30236in" style:font-size-asian="0.30236in" style:font-size-complex="0.3023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draw:fill="none" draw:stroke="solid" svg:stroke-width="0.01389in" svg:stroke-color="#000000" svg:stroke-opacity="100%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draw:fill="none" draw:stroke="solid" svg:stroke-width="0.01389in" svg:stroke-color="#000000" svg:stroke-opacity="100%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draw:fill="none" draw:stroke="solid" svg:stroke-width="0.01389in" svg:stroke-color="#000000" svg:stroke-opacity="100%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solid" svg:stroke-width="0.01389in" svg:stroke-color="#000000" svg:stroke-opacity="100%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bitmap" draw:fill-image-name="a61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4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e3e6e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99">
      <style:drawing-page-properties draw:fill="bitmap" draw:fill-image-name="a39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bitmap" draw:fill-image-name="a17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center" draw:fill="bitmap" draw:fill-image-name="a18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draw:fill="none" draw:stroke="solid" svg:stroke-width="0.01389in" svg:stroke-color="#000000" svg:stroke-opacity="100%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bitmap" draw:fill-image-name="a6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draw:fill="none" draw:stroke="solid" svg:stroke-width="0.01389in" svg:stroke-color="#000000" svg:stroke-opacity="100%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504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5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0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68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University-of-Bristol-(Main-URL)" style:page-layout-name="pageLayout1" draw:style-name="a0">
      <draw:frame draw:id="id0" presentation:style-name="a4" draw:name="Title Placeholder 1" svg:x="0.40551in" svg:y="0.29948in" svg:width="9.18898in" svg:height="1.0872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40551in" svg:y="1.4974in" svg:width="9.18898in" svg:height="3.1659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40551in" svg:y="4.76935in" svg:width="2.25in" svg:height="0.29948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1/03/2021</text:date></text:span></text:p>
        </draw:text-box>
        <svg:title/>
        <svg:desc/>
      </draw:frame>
      <draw:frame draw:id="id3" presentation:style-name="a28" draw:name="Footer Placeholder 4" svg:x="7.34449in" svg:y="4.76935in" svg:width="2.25in" svg:height="0.29948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4.72619in" svg:y="5.21837in" svg:width="0.59055in" svg:height="0.29948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01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-White-and-Colour" style:page-layout-name="pageLayout1" draw:style-name="a64">
      <draw:frame draw:id="id11" presentation:style-name="a68" draw:name="Title 1" svg:x="0.40551in" svg:y="1.74803in" svg:width="5.75197in" svg:height="1.20472in" presentation:class="title" presentation:placeholder="false">
        <draw:text-box>
          <text:p text:style-name="a67" text:class-names="" text:cond-style-name=""><text:span text:style-name="a65" text:class-names="">Click to edit Master title style</text:span><text:span text:style-name="a66" text:class-names=""/></text:p>
        </draw:text-box>
        <svg:title/>
        <svg:desc/>
      </draw:frame>
      <draw:frame draw:id="id12" presentation:style-name="a72" draw:name="Subtitle 2" svg:x="0.40551in" svg:y="2.95443in" svg:width="5.75197in" svg:height="1.43701in" presentation:class="subtitle" presentation:placeholder="false">
        <draw:text-box>
          <text:p text:style-name="a71" text:class-names="" text:cond-style-name=""><text:span text:style-name="a69" text:class-names="">Click to edit Master subtitle style</text:span><text:span text:style-name="a70" text:class-names=""/></text:p>
        </draw:text-box>
        <svg:title/>
        <svg:desc/>
      </draw:frame>
      <draw:frame draw:id="id13" presentation:style-name="a76" draw:name="Date Placeholder 3" svg:x="0.40551in" svg:y="4.76935in" svg:width="2.25in" svg:height="0.29948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01/03/2021</text:date></text:span></text:p>
        </draw:text-box>
        <svg:title/>
        <svg:desc/>
      </draw:frame>
      <draw:frame draw:id="id14" presentation:style-name="a79" draw:name="Footer Placeholder 4" svg:x="7.34449in" svg:y="4.76935in" svg:width="2.25in" svg:height="0.29948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5" presentation:style-name="a82" draw:name="Slide Number Placeholder 5" svg:x="4.72619in" svg:y="5.21837in" svg:width="0.59055in" svg:height="0.29948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  <presentation:notes style:page-layout-name="pageLayout2" draw:style-name="a113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89" draw:name="Date Placeholder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01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0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Edit Master text styles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Second level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2" text:class-names="">Fifth level</text:span><text:span text:style-name="a1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2" draw:name="Slide Number Placeholder 6" svg:x="4.24826in" svg:y="9.49826in" svg:width="3.25in" svg:height="0.50174in" presentation:class="page-number" presentation:placeholder="false">
          <draw:text-box>
            <text:p text:style-name="a111" text:class-names="" text:cond-style-name=""><text:span text:style-name="a1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9" draw:name="Title 1" svg:x="0.40551in" svg:y="0.29948in" svg:width="9.18898in" svg:height="1.08724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17" presentation:style-name="a136" draw:name="Content Placeholder 2" svg:x="0.40551in" svg:y="1.4974in" svg:width="9.18898in" svg:height="3.15885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0" draw:name="Date Placeholder 3" svg:x="0.40551in" svg:y="4.76935in" svg:width="2.25in" svg:height="0.29948in" presentation:class="date-time" presentation:placeholder="false">
        <draw:text-box>
          <text:p text:style-name="a139" text:class-names="" text:cond-style-name=""><text:span text:style-name="a137" text:class-names=""><text:date text:fixed="false" style:data-style-name="a138">01/03/2021</text:date></text:span></text:p>
        </draw:text-box>
        <svg:title/>
        <svg:desc/>
      </draw:frame>
      <draw:frame draw:id="id19" presentation:style-name="a143" draw:name="Footer Placeholder 4" svg:x="7.34449in" svg:y="4.76935in" svg:width="2.25in" svg:height="0.2994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0" presentation:style-name="a146" draw:name="Slide Number Placeholder 5" svg:x="4.72619in" svg:y="5.21837in" svg:width="0.59055in" svg:height="0.2994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77">
        <draw:frame draw:id="id5" presentation:style-name="a149" draw:name="Header Placeholder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3" draw:name="Date Placeholder 2" svg:x="4.24826in" svg:y="0in" svg:width="3.25in" svg:height="0.50174in" presentation:class="date-time" presentation:placeholder="false">
          <draw:text-box>
            <text:p text:style-name="a152" text:class-names="" text:cond-style-name=""><text:span text:style-name="a150" text:class-names=""><text:date text:fixed="false" style:data-style-name="a151">01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4" draw:name="Slide Image Placeholder 3">
          <svg:title/>
          <svg:desc/>
        </draw:page-thumbnail>
        <draw:frame draw:id="id8" presentation:style-name="a170" draw:name="Notes Placeholder 4" svg:x="0.75in" svg:y="4.8125in" svg:width="6in" svg:height="3.9375in" presentation:class="notes" presentation:placeholder="false">
          <draw:text-box>
            <text:p text:style-name="a156" text:class-names="" text:cond-style-name=""><text:span text:style-name="a155" text:class-names="">Edit Master text styles</text:span></text:p>
            <text:list text:style-name="a159">
              <text:list-item>
                <text:list text:style-name="a159">
                  <text:list-item>
                    <text:p text:style-name="a158" text:class-names="" text:cond-style-name=""><text:span text:style-name="a157" text:class-names="">Second level</text:span></text:p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p text:style-name="a161" text:class-names="" text:cond-style-name=""><text:span text:style-name="a1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list text:style-name="a165">
                          <text:list-item>
                            <text:p text:style-name="a164" text:class-names="" text:cond-style-name=""><text:span text:style-name="a1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6" text:class-names="">Fifth level</text:span><text:span text:style-name="a1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Footer Placeholder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6" draw:name="Slide Number Placeholder 6" svg:x="4.24826in" svg:y="9.49826in" svg:width="3.25in" svg:height="0.50174in" presentation:class="page-number" presentation:placeholder="false">
          <draw:text-box>
            <text:p text:style-name="a175" text:class-names="" text:cond-style-name=""><text:span text:style-name="a1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le-Slide-White-and-Image" style:page-layout-name="pageLayout1" draw:style-name="a179">
      <draw:custom-shape svg:x="6.24306in" svg:y="-0.00347in" svg:width="3.75694in" svg:height="5.62847in" draw:id="id21" draw:style-name="a183" draw:name="Rectangle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22" presentation:style-name="a187" draw:name="Title 1" svg:x="0.40551in" svg:y="1.74803in" svg:width="5.75197in" svg:height="1.20472in" presentation:class="title" presentation:placeholder="false">
        <draw:text-box>
          <text:p text:style-name="a186" text:class-names="" text:cond-style-name=""><text:span text:style-name="a184" text:class-names="">Click to edit Master title style</text:span><text:span text:style-name="a185" text:class-names=""/></text:p>
        </draw:text-box>
        <svg:title/>
        <svg:desc/>
      </draw:frame>
      <draw:frame draw:id="id23" presentation:style-name="a191" draw:name="Subtitle 2" svg:x="0.40551in" svg:y="2.95443in" svg:width="5.75197in" svg:height="1.43701in" presentation:class="subtitle" presentation:placeholder="false">
        <draw:text-box>
          <text:p text:style-name="a190" text:class-names="" text:cond-style-name=""><text:span text:style-name="a188" text:class-names="">Click to edit Master subtitle style</text:span><text:span text:style-name="a189" text:class-names=""/></text:p>
        </draw:text-box>
        <svg:title/>
        <svg:desc/>
      </draw:frame>
      <draw:frame draw:id="id24" presentation:style-name="a195" draw:name="Date Placeholder 3" svg:x="0.40551in" svg:y="4.76935in" svg:width="2.25in" svg:height="0.29948in" presentation:class="date-time" presentation:placeholder="false">
        <draw:text-box>
          <text:p text:style-name="a194" text:class-names="" text:cond-style-name=""><text:span text:style-name="a192" text:class-names=""><text:date text:fixed="false" style:data-style-name="a193">01/03/2021</text:date></text:span></text:p>
        </draw:text-box>
        <svg:title/>
        <svg:desc/>
      </draw:frame>
      <draw:frame draw:id="id25" presentation:style-name="a198" draw:name="Footer Placeholder 4" svg:x="7.34449in" svg:y="4.76935in" svg:width="2.25in" svg:height="0.2994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26" presentation:style-name="a201" draw:name="Slide Number Placeholder 5" svg:x="4.72619in" svg:y="5.21837in" svg:width="0.59055in" svg:height="0.2994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32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8" draw:name="Date Placeholder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5" text:class-names=""><text:date text:fixed="false" style:data-style-name="a206">01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Slide Number Placeholder 6" svg:x="4.24826in" svg:y="9.49826in" svg:width="3.25in" svg:height="0.50174in" presentation:class="page-number" presentation:placeholder="false">
          <draw:text-box>
            <text:p text:style-name="a230" text:class-names="" text:cond-style-name=""><text:span text:style-name="a2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Title-Slide-White-(Insert-Image)" style:page-layout-name="pageLayout1" draw:style-name="a234">
      <draw:frame draw:id="id27" presentation:style-name="a238" draw:name="Title 1" svg:x="0.40551in" svg:y="1.74803in" svg:width="5.75197in" svg:height="1.20472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28" presentation:style-name="a242" draw:name="Subtitle 2" svg:x="0.40551in" svg:y="2.95443in" svg:width="5.75197in" svg:height="1.43701in" presentation:class="subtitle" presentation:placeholder="false">
        <draw:text-box>
          <text:p text:style-name="a241" text:class-names="" text:cond-style-name=""><text:span text:style-name="a239" text:class-names="">Click to edit Master subtitle style</text:span><text:span text:style-name="a240" text:class-names=""/></text:p>
        </draw:text-box>
        <svg:title/>
        <svg:desc/>
      </draw:frame>
      <draw:frame draw:id="id29" presentation:style-name="a246" draw:name="Date Placeholder 3" svg:x="0.40551in" svg:y="4.76935in" svg:width="2.25in" svg:height="0.29948in" presentation:class="date-time" presentation:placeholder="false">
        <draw:text-box>
          <text:p text:style-name="a245" text:class-names="" text:cond-style-name=""><text:span text:style-name="a243" text:class-names=""><text:date text:fixed="false" style:data-style-name="a244">01/03/2021</text:date></text:span></text:p>
        </draw:text-box>
        <svg:title/>
        <svg:desc/>
      </draw:frame>
      <draw:frame draw:id="id30" presentation:style-name="a249" draw:name="Footer Placeholder 4" svg:x="7.34449in" svg:y="4.76935in" svg:width="2.25in" svg:height="0.29948in" presentation:class="footer" presentation:placeholder="false">
        <draw:text-box>
          <text:p text:style-name="a248" text:class-names="" text:cond-style-name=""><text:span text:style-name="a247" text:class-names=""/></text:p>
        </draw:text-box>
        <svg:title/>
        <svg:desc/>
      </draw:frame>
      <draw:frame draw:id="id31" presentation:style-name="a252" draw:name="Slide Number Placeholder 5" svg:x="4.72619in" svg:y="5.21837in" svg:width="0.59055in" svg:height="0.29948in" presentation:class="page-number" presentation:placeholder="false">
        <draw:text-box>
          <text:p text:style-name="a251" text:class-names="" text:cond-style-name=""><text:span text:style-name="a250" text:class-names=""><text:page-number style:num-format="1" text:fixed="false"/></text:span></text:p>
        </draw:text-box>
        <svg:title/>
        <svg:desc/>
      </draw:frame>
      <draw:frame draw:id="id32" presentation:style-name="a256" draw:name="Picture Placeholder 8" svg:x="6.2143in" svg:y="0in" svg:width="3.7857in" svg:height="5.62539in" presentation:class="graphic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287">
        <draw:frame draw:id="id5" presentation:style-name="a259" draw:name="Header Placeholder 1" svg:x="0in" svg:y="0in" svg:width="3.25in" svg:height="0.50174in" presentation:class="head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6" presentation:style-name="a263" draw:name="Date Placeholder 2" svg:x="4.24826in" svg:y="0in" svg:width="3.25in" svg:height="0.50174in" presentation:class="date-time" presentation:placeholder="false">
          <draw:text-box>
            <text:p text:style-name="a262" text:class-names="" text:cond-style-name=""><text:span text:style-name="a260" text:class-names=""><text:date text:fixed="false" style:data-style-name="a261">01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4" draw:name="Slide Image Placeholder 3">
          <svg:title/>
          <svg:desc/>
        </draw:page-thumbnail>
        <draw:frame draw:id="id8" presentation:style-name="a280" draw:name="Notes Placeholder 4" svg:x="0.75in" svg:y="4.8125in" svg:width="6in" svg:height="3.9375in" presentation:class="notes" presentation:placeholder="false">
          <draw:text-box>
            <text:p text:style-name="a266" text:class-names="" text:cond-style-name=""><text:span text:style-name="a265" text:class-names="">Edit Master text styles</text:span></text:p>
            <text:list text:style-name="a269">
              <text:list-item>
                <text:list text:style-name="a269">
                  <text:list-item>
                    <text:p text:style-name="a268" text:class-names="" text:cond-style-name=""><text:span text:style-name="a267" text:class-names="">Second level</text:span></text:p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p text:style-name="a271" text:class-names="" text:cond-style-name=""><text:span text:style-name="a2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5">
              <text:list-item>
                <text:list text:style-name="a275">
                  <text:list-item>
                    <text:list text:style-name="a275">
                      <text:list-item>
                        <text:list text:style-name="a275">
                          <text:list-item>
                            <text:p text:style-name="a274" text:class-names="" text:cond-style-name=""><text:span text:style-name="a2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list text:style-name="a279">
                              <text:list-item>
                                <text:p text:style-name="a278" text:class-names="" text:cond-style-name=""><text:span text:style-name="a276" text:class-names="">Fifth level</text:span><text:span text:style-name="a2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3" draw:name="Footer Placeholder 5" svg:x="0in" svg:y="9.49826in" svg:width="3.25in" svg:height="0.50174in" presentation:class="foot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10" presentation:style-name="a286" draw:name="Slide Number Placeholder 6" svg:x="4.24826in" svg:y="9.49826in" svg:width="3.25in" svg:height="0.50174in" presentation:class="page-number" presentation:placeholder="false">
          <draw:text-box>
            <text:p text:style-name="a285" text:class-names="" text:cond-style-name=""><text:span text:style-name="a2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itle-Slide-Colour-and-Image" style:page-layout-name="pageLayout1" draw:style-name="a289">
      <draw:custom-shape svg:x="6.24306in" svg:y="-0.00347in" svg:width="3.75694in" svg:height="5.62847in" draw:id="id33" draw:style-name="a293" draw:name="Rectangle 7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34" presentation:style-name="a297" draw:name="Title 1" svg:x="0.40551in" svg:y="1.74803in" svg:width="5.75197in" svg:height="1.20472in" presentation:class="title" presentation:placeholder="false">
        <draw:text-box>
          <text:p text:style-name="a296" text:class-names="" text:cond-style-name=""><text:span text:style-name="a294" text:class-names="">Click to edit Master title style</text:span><text:span text:style-name="a295" text:class-names=""/></text:p>
        </draw:text-box>
        <svg:title/>
        <svg:desc/>
      </draw:frame>
      <draw:frame draw:id="id35" presentation:style-name="a301" draw:name="Subtitle 2" svg:x="0.40551in" svg:y="2.95443in" svg:width="5.75197in" svg:height="1.43701in" presentation:class="subtitle" presentation:placeholder="false">
        <draw:text-box>
          <text:p text:style-name="a300" text:class-names="" text:cond-style-name=""><text:span text:style-name="a298" text:class-names="">Click to edit Master subtitle style</text:span><text:span text:style-name="a299" text:class-names=""/></text:p>
        </draw:text-box>
        <svg:title/>
        <svg:desc/>
      </draw:frame>
      <draw:frame draw:id="id36" presentation:style-name="a305" draw:name="Date Placeholder 3" svg:x="0.40551in" svg:y="4.76935in" svg:width="2.25in" svg:height="0.29948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01/03/2021</text:date></text:span></text:p>
        </draw:text-box>
        <svg:title/>
        <svg:desc/>
      </draw:frame>
      <draw:frame draw:id="id37" presentation:style-name="a308" draw:name="Footer Placeholder 4" svg:x="7.34449in" svg:y="4.76935in" svg:width="2.25in" svg:height="0.2994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38" presentation:style-name="a311" draw:name="Slide Number Placeholder 5" svg:x="4.72619in" svg:y="5.21837in" svg:width="0.59055in" svg:height="0.2994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frame draw:id="id5" presentation:style-name="a314" draw:name="Header Placeholder 1" svg:x="0in" svg:y="0in" svg:width="3.25in" svg:height="0.50174in" presentation:class="head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6" presentation:style-name="a318" draw:name="Date Placeholder 2" svg:x="4.24826in" svg:y="0in" svg:width="3.25in" svg:height="0.50174in" presentation:class="date-time" presentation:placeholder="false">
          <draw:text-box>
            <text:p text:style-name="a317" text:class-names="" text:cond-style-name=""><text:span text:style-name="a315" text:class-names=""><text:date text:fixed="false" style:data-style-name="a316">01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19" draw:name="Slide Image Placeholder 3">
          <svg:title/>
          <svg:desc/>
        </draw:page-thumbnail>
        <draw:frame draw:id="id8" presentation:style-name="a335" draw:name="Notes Placeholder 4" svg:x="0.75in" svg:y="4.8125in" svg:width="6in" svg:height="3.9375in" presentation:class="notes" presentation:placeholder="false">
          <draw:text-box>
            <text:p text:style-name="a321" text:class-names="" text:cond-style-name=""><text:span text:style-name="a320" text:class-names="">Edit Master text styles</text:span></text:p>
            <text:list text:style-name="a324">
              <text:list-item>
                <text:list text:style-name="a324">
                  <text:list-item>
                    <text:p text:style-name="a323" text:class-names="" text:cond-style-name=""><text:span text:style-name="a322" text:class-names="">Second level</text:span></text:p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p text:style-name="a326" text:class-names="" text:cond-style-name=""><text:span text:style-name="a3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0">
              <text:list-item>
                <text:list text:style-name="a330">
                  <text:list-item>
                    <text:list text:style-name="a330">
                      <text:list-item>
                        <text:list text:style-name="a330">
                          <text:list-item>
                            <text:p text:style-name="a329" text:class-names="" text:cond-style-name=""><text:span text:style-name="a3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list text:style-name="a334">
                              <text:list-item>
                                <text:p text:style-name="a333" text:class-names="" text:cond-style-name=""><text:span text:style-name="a331" text:class-names="">Fifth level</text:span><text:span text:style-name="a3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38" draw:name="Footer Placeholder 5" svg:x="0in" svg:y="9.49826in" svg:width="3.25in" svg:height="0.50174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lide Number Placeholder 6" svg:x="4.24826in" svg:y="9.49826in" svg:width="3.25in" svg:height="0.50174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itle-Slide-Colour-(Insert-Image)" style:page-layout-name="pageLayout1" draw:style-name="a344">
      <draw:frame draw:id="id39" presentation:style-name="a348" draw:name="Title 1" svg:x="0.40551in" svg:y="1.74803in" svg:width="5.75197in" svg:height="1.20472in" presentation:class="title" presentation:placeholder="false">
        <draw:text-box>
          <text:p text:style-name="a347" text:class-names="" text:cond-style-name=""><text:span text:style-name="a345" text:class-names="">Click to edit Master title style</text:span><text:span text:style-name="a346" text:class-names=""/></text:p>
        </draw:text-box>
        <svg:title/>
        <svg:desc/>
      </draw:frame>
      <draw:frame draw:id="id40" presentation:style-name="a352" draw:name="Subtitle 2" svg:x="0.40551in" svg:y="2.95443in" svg:width="5.75197in" svg:height="1.43701in" presentation:class="subtitle" presentation:placeholder="false">
        <draw:text-box>
          <text:p text:style-name="a351" text:class-names="" text:cond-style-name=""><text:span text:style-name="a349" text:class-names="">Click to edit Master subtitle style</text:span><text:span text:style-name="a350" text:class-names=""/></text:p>
        </draw:text-box>
        <svg:title/>
        <svg:desc/>
      </draw:frame>
      <draw:frame draw:id="id41" presentation:style-name="a356" draw:name="Date Placeholder 3" svg:x="0.40551in" svg:y="4.76935in" svg:width="2.25in" svg:height="0.29948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01/03/2021</text:date></text:span></text:p>
        </draw:text-box>
        <svg:title/>
        <svg:desc/>
      </draw:frame>
      <draw:frame draw:id="id42" presentation:style-name="a359" draw:name="Footer Placeholder 4" svg:x="7.34449in" svg:y="4.76935in" svg:width="2.25in" svg:height="0.29948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43" presentation:style-name="a362" draw:name="Slide Number Placeholder 5" svg:x="4.72619in" svg:y="5.21837in" svg:width="0.59055in" svg:height="0.29948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draw:frame draw:id="id44" presentation:style-name="a366" draw:name="Picture Placeholder 8" svg:x="6.2143in" svg:y="0in" svg:width="3.7857in" svg:height="5.62539in" presentation:class="graphic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397">
        <draw:frame draw:id="id5" presentation:style-name="a369" draw:name="Header Placeholder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3" draw:name="Date Placeholder 2" svg:x="4.24826in" svg:y="0in" svg:width="3.25in" svg:height="0.50174in" presentation:class="date-time" presentation:placeholder="false">
          <draw:text-box>
            <text:p text:style-name="a372" text:class-names="" text:cond-style-name=""><text:span text:style-name="a370" text:class-names=""><text:date text:fixed="false" style:data-style-name="a371">01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4" draw:name="Slide Image Placeholder 3">
          <svg:title/>
          <svg:desc/>
        </draw:page-thumbnail>
        <draw:frame draw:id="id8" presentation:style-name="a390" draw:name="Notes Placeholder 4" svg:x="0.75in" svg:y="4.8125in" svg:width="6in" svg:height="3.9375in" presentation:class="notes" presentation:placeholder="false">
          <draw:text-box>
            <text:p text:style-name="a376" text:class-names="" text:cond-style-name=""><text:span text:style-name="a375" text:class-names="">Edit Master text styles</text:span></text:p>
            <text:list text:style-name="a379">
              <text:list-item>
                <text:list text:style-name="a379">
                  <text:list-item>
                    <text:p text:style-name="a378" text:class-names="" text:cond-style-name=""><text:span text:style-name="a377" text:class-names="">Second level</text:span></text:p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p text:style-name="a381" text:class-names="" text:cond-style-name=""><text:span text:style-name="a3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p text:style-name="a384" text:class-names="" text:cond-style-name=""><text:span text:style-name="a3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6" text:class-names="">Fifth level</text:span><text:span text:style-name="a3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Footer Placeholder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6" draw:name="Slide Number Placeholder 6" svg:x="4.24826in" svg:y="9.49826in" svg:width="3.25in" svg:height="0.50174in" presentation:class="page-number" presentation:placeholder="false">
          <draw:text-box>
            <text:p text:style-name="a395" text:class-names="" text:cond-style-name=""><text:span text:style-name="a3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Title,-Content-and-Image" style:page-layout-name="pageLayout1" draw:style-name="a399">
      <draw:frame draw:id="id45" presentation:style-name="a403" draw:name="Title 1" svg:x="0.40551in" svg:y="0.74409in" svg:width="5.75197in" svg:height="1.20472in" presentation:class="title" presentation:placeholder="false">
        <draw:text-box>
          <text:p text:style-name="a402" text:class-names="" text:cond-style-name=""><text:span text:style-name="a400" text:class-names="">Click to edit Master title style</text:span><text:span text:style-name="a401" text:class-names=""/></text:p>
        </draw:text-box>
        <svg:title/>
        <svg:desc/>
      </draw:frame>
      <draw:frame draw:id="id46" presentation:style-name="a420" draw:name="Content Placeholder 2" svg:x="0.40551in" svg:y="1.99606in" svg:width="5.75197in" svg:height="2.73622in" presentation:class="object" presentation:placeholder="false">
        <draw:text-box>
          <text:list text:style-name="a406">
            <text:list-item>
              <text:p text:style-name="a405" text:class-names="" text:cond-style-name=""><text:span text:style-name="a404" text:class-names="">Click to edit Master text styles</text:span></text:p>
            </text:list-item>
          </text:list>
          <text:list text:style-name="a409">
            <text:list-item>
              <text:list text:style-name="a409">
                <text:list-item>
                  <text:p text:style-name="a408" text:class-names="" text:cond-style-name=""><text:span text:style-name="a407" text:class-names="">Second level</text:span></text:p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p text:style-name="a411" text:class-names="" text:cond-style-name=""><text:span text:style-name="a410" text:class-names="">Third level</text:span></text:p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p text:style-name="a414" text:class-names="" text:cond-style-name=""><text:span text:style-name="a4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list text:style-name="a419">
                        <text:list-item>
                          <text:list text:style-name="a419">
                            <text:list-item>
                              <text:p text:style-name="a418" text:class-names="" text:cond-style-name=""><text:span text:style-name="a416" text:class-names="">Fifth level</text:span><text:span text:style-name="a4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424" draw:name="Date Placeholder 3" svg:x="0.40551in" svg:y="4.76935in" svg:width="2.25in" svg:height="0.29948in" presentation:class="date-time" presentation:placeholder="false">
        <draw:text-box>
          <text:p text:style-name="a423" text:class-names="" text:cond-style-name=""><text:span text:style-name="a421" text:class-names=""><text:date text:fixed="false" style:data-style-name="a422">01/03/2021</text:date></text:span></text:p>
        </draw:text-box>
        <svg:title/>
        <svg:desc/>
      </draw:frame>
      <draw:frame draw:id="id48" presentation:style-name="a427" draw:name="Footer Placeholder 4" svg:x="7.34449in" svg:y="4.76935in" svg:width="2.25in" svg:height="0.29948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49" presentation:style-name="a430" draw:name="Slide Number Placeholder 5" svg:x="4.72619in" svg:y="5.21837in" svg:width="0.59055in" svg:height="0.29948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/></text:span></text:p>
        </draw:text-box>
        <svg:title/>
        <svg:desc/>
      </draw:frame>
      <draw:frame draw:id="id50" presentation:style-name="a434" draw:name="Picture Placeholder 8" svg:x="6.2143in" svg:y="0in" svg:width="3.7857in" svg:height="5.625in" presentation:class="graphic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465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1" draw:name="Date Placeholder 2" svg:x="4.24826in" svg:y="0in" svg:width="3.25in" svg:height="0.50174in" presentation:class="date-time" presentation:placeholder="false">
          <draw:text-box>
            <text:p text:style-name="a440" text:class-names="" text:cond-style-name=""><text:span text:style-name="a438" text:class-names=""><text:date text:fixed="false" style:data-style-name="a439">01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2" draw:name="Slide Image Placeholder 3">
          <svg:title/>
          <svg:desc/>
        </draw:page-thumbnail>
        <draw:frame draw:id="id8" presentation:style-name="a458" draw:name="Notes Placeholder 4" svg:x="0.75in" svg:y="4.8125in" svg:width="6in" svg:height="3.9375in" presentation:class="notes" presentation:placeholder="false">
          <draw:text-box>
            <text:p text:style-name="a444" text:class-names="" text:cond-style-name=""><text:span text:style-name="a443" text:class-names="">Edit Master text styles</text:span></text:p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5" text:class-names="">Second level</text:span></text:p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p text:style-name="a449" text:class-names="" text:cond-style-name=""><text:span text:style-name="a4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list text:style-name="a453">
                          <text:list-item>
                            <text:p text:style-name="a452" text:class-names="" text:cond-style-name=""><text:span text:style-name="a4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list text:style-name="a457">
                              <text:list-item>
                                <text:p text:style-name="a456" text:class-names="" text:cond-style-name=""><text:span text:style-name="a454" text:class-names="">Fifth level</text:span><text:span text:style-name="a4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1" draw:name="Footer Placeholder 5" svg:x="0in" svg:y="9.49826in" svg:width="3.25in" svg:height="0.50174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0" presentation:style-name="a464" draw:name="Slide Number Placeholder 6" svg:x="4.24826in" svg:y="9.49826in" svg:width="3.25in" svg:height="0.50174in" presentation:class="page-number" presentation:placeholder="false">
          <draw:text-box>
            <text:p text:style-name="a463" text:class-names="" text:cond-style-name=""><text:span text:style-name="a4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twoObj-Two-Content" style:page-layout-name="pageLayout1" draw:style-name="a467">
      <draw:frame draw:id="id51" presentation:style-name="a471" draw:name="Title 1" svg:x="0.40551in" svg:y="0.29948in" svg:width="9.18898in" svg:height="1.08724in" presentation:class="title" presentation:placeholder="false">
        <draw:text-box>
          <text:p text:style-name="a470" text:class-names="" text:cond-style-name=""><text:span text:style-name="a468" text:class-names="">Click to edit Master title style</text:span><text:span text:style-name="a469" text:class-names=""/></text:p>
        </draw:text-box>
        <svg:title/>
        <svg:desc/>
      </draw:frame>
      <draw:frame draw:id="id52" presentation:style-name="a488" draw:name="Content Placeholder 2" svg:x="0.40551in" svg:y="1.4974in" svg:width="4.53199in" svg:height="3.15885in" presentation:class="object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Second level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hird level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4" text:class-names="">Fifth level</text:span><text:span text:style-name="a4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505" draw:name="Content Placeholder 3" svg:x="5.0625in" svg:y="1.4974in" svg:width="4.53199in" svg:height="3.15885in" presentation:class="object" presentation:placeholder="false">
        <draw:text-box>
          <text:list text:style-name="a491">
            <text:list-item>
              <text:p text:style-name="a490" text:class-names="" text:cond-style-name=""><text:span text:style-name="a489" text:class-names="">Click to edit Master text styles</text:span></text:p>
            </text:list-item>
          </text:list>
          <text:list text:style-name="a494">
            <text:list-item>
              <text:list text:style-name="a494">
                <text:list-item>
                  <text:p text:style-name="a493" text:class-names="" text:cond-style-name=""><text:span text:style-name="a492" text:class-names="">Second level</text:span></text:p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p text:style-name="a496" text:class-names="" text:cond-style-name=""><text:span text:style-name="a495" text:class-names="">Third level</text:span></text:p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p text:style-name="a499" text:class-names="" text:cond-style-name=""><text:span text:style-name="a4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list text:style-name="a504">
                            <text:list-item>
                              <text:p text:style-name="a503" text:class-names="" text:cond-style-name=""><text:span text:style-name="a501" text:class-names="">Fifth level</text:span><text:span text:style-name="a5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509" draw:name="Date Placeholder 4" svg:x="0.40551in" svg:y="4.76935in" svg:width="2.25in" svg:height="0.29948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01/03/2021</text:date></text:span></text:p>
        </draw:text-box>
        <svg:title/>
        <svg:desc/>
      </draw:frame>
      <draw:frame draw:id="id55" presentation:style-name="a512" draw:name="Footer Placeholder 5" svg:x="7.34449in" svg:y="4.76935in" svg:width="2.25in" svg:height="0.29948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56" presentation:style-name="a515" draw:name="Slide Number Placeholder 6" svg:x="4.72619in" svg:y="5.21837in" svg:width="0.59055in" svg:height="0.29948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46">
        <draw:frame draw:id="id5" presentation:style-name="a518" draw:name="Header Placeholder 1" svg:x="0in" svg:y="0in" svg:width="3.25in" svg:height="0.501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6" presentation:style-name="a522" draw:name="Date Placeholder 2" svg:x="4.24826in" svg:y="0in" svg:width="3.25in" svg:height="0.50174in" presentation:class="date-time" presentation:placeholder="false">
          <draw:text-box>
            <text:p text:style-name="a521" text:class-names="" text:cond-style-name=""><text:span text:style-name="a519" text:class-names=""><text:date text:fixed="false" style:data-style-name="a520">01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3" draw:name="Slide Image Placeholder 3">
          <svg:title/>
          <svg:desc/>
        </draw:page-thumbnail>
        <draw:frame draw:id="id8" presentation:style-name="a539" draw:name="Notes Placeholder 4" svg:x="0.75in" svg:y="4.8125in" svg:width="6in" svg:height="3.9375in" presentation:class="notes" presentation:placeholder="false">
          <draw:text-box>
            <text:p text:style-name="a525" text:class-names="" text:cond-style-name=""><text:span text:style-name="a524" text:class-names="">Edit Master text styles</text:span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Second level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list text:style-name="a538">
                              <text:list-item>
                                <text:p text:style-name="a537" text:class-names="" text:cond-style-name=""><text:span text:style-name="a535" text:class-names="">Fifth level</text:span><text:span text:style-name="a5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2" draw:name="Footer Placeholder 5" svg:x="0in" svg:y="9.49826in" svg:width="3.25in" svg:height="0.50174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0" presentation:style-name="a545" draw:name="Slide Number Placeholder 6" svg:x="4.24826in" svg:y="9.49826in" svg:width="3.25in" svg:height="0.50174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Content-and-Image" style:page-layout-name="pageLayout1" draw:style-name="a548">
      <draw:frame draw:id="id57" presentation:style-name="a552" draw:name="Title 1" svg:x="0.40551in" svg:y="0.29948in" svg:width="9.18898in" svg:height="1.08724in" presentation:class="title" presentation:placeholder="false">
        <draw:text-box>
          <text:p text:style-name="a551" text:class-names="" text:cond-style-name=""><text:span text:style-name="a549" text:class-names="">Click to edit Master title style</text:span><text:span text:style-name="a550" text:class-names=""/></text:p>
        </draw:text-box>
        <svg:title/>
        <svg:desc/>
      </draw:frame>
      <draw:frame draw:id="id58" presentation:style-name="a569" draw:name="Content Placeholder 2" svg:x="0.40551in" svg:y="1.4974in" svg:width="4.53199in" svg:height="3.15885in" presentation:class="object" presentation:placeholder="false">
        <draw:text-box>
          <text:list text:style-name="a555">
            <text:list-item>
              <text:p text:style-name="a554" text:class-names="" text:cond-style-name=""><text:span text:style-name="a553" text:class-names="">Click to edit Master text styles</text:span></text:p>
            </text:list-item>
          </text:list>
          <text:list text:style-name="a558">
            <text:list-item>
              <text:list text:style-name="a558">
                <text:list-item>
                  <text:p text:style-name="a557" text:class-names="" text:cond-style-name=""><text:span text:style-name="a556" text:class-names="">Second level</text:span></text:p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p text:style-name="a560" text:class-names="" text:cond-style-name=""><text:span text:style-name="a559" text:class-names="">Third level</text:span></text:p>
                    </text:list-item>
                  </text:list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list text:style-name="a564">
                        <text:list-item>
                          <text:p text:style-name="a563" text:class-names="" text:cond-style-name=""><text:span text:style-name="a5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list text:style-name="a568">
                            <text:list-item>
                              <text:p text:style-name="a567" text:class-names="" text:cond-style-name=""><text:span text:style-name="a565" text:class-names="">Fifth level</text:span><text:span text:style-name="a5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73" draw:name="Date Placeholder 4" svg:x="0.40551in" svg:y="4.76935in" svg:width="2.25in" svg:height="0.29948in" presentation:class="date-time" presentation:placeholder="false">
        <draw:text-box>
          <text:p text:style-name="a572" text:class-names="" text:cond-style-name=""><text:span text:style-name="a570" text:class-names=""><text:date text:fixed="false" style:data-style-name="a571">01/03/2021</text:date></text:span></text:p>
        </draw:text-box>
        <svg:title/>
        <svg:desc/>
      </draw:frame>
      <draw:frame draw:id="id60" presentation:style-name="a576" draw:name="Footer Placeholder 5" svg:x="7.34449in" svg:y="4.76935in" svg:width="2.25in" svg:height="0.29948in" presentation:class="footer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61" presentation:style-name="a579" draw:name="Slide Number Placeholder 6" svg:x="4.72619in" svg:y="5.21837in" svg:width="0.59055in" svg:height="0.29948in" presentation:class="page-number" presentation:placeholder="false">
        <draw:text-box>
          <text:p text:style-name="a578" text:class-names="" text:cond-style-name=""><text:span text:style-name="a577" text:class-names=""><text:page-number style:num-format="1" text:fixed="false"/></text:span></text:p>
        </draw:text-box>
        <svg:title/>
        <svg:desc/>
      </draw:frame>
      <draw:frame draw:id="id62" presentation:style-name="a584" draw:name="Picture Placeholder 8" svg:x="5.06299in" svg:y="1.4974in" svg:width="4.5315in" svg:height="3.15885in" presentation:class="graphic" presentation:placeholder="false">
        <draw:text-box>
          <text:list text:style-name="a583">
            <text:list-item>
              <text:p text:style-name="a582" text:class-names="" text:cond-style-name=""><text:span text:style-name="a580" text:class-names="">Click icon to add picture</text:span><text:span text:style-name="a581" text:class-names=""/></text:p>
            </text:list-item>
          </text:list>
        </draw:text-box>
        <svg:title/>
        <svg:desc/>
      </draw:frame>
      <presentation:notes style:page-layout-name="pageLayout2" draw:style-name="a615">
        <draw:frame draw:id="id5" presentation:style-name="a587" draw:name="Header Placeholder 1" svg:x="0in" svg:y="0in" svg:width="3.25in" svg:height="0.50174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6" presentation:style-name="a591" draw:name="Date Placeholder 2" svg:x="4.24826in" svg:y="0in" svg:width="3.25in" svg:height="0.50174in" presentation:class="date-time" presentation:placeholder="false">
          <draw:text-box>
            <text:p text:style-name="a590" text:class-names="" text:cond-style-name=""><text:span text:style-name="a588" text:class-names=""><text:date text:fixed="false" style:data-style-name="a589">01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92" draw:name="Slide Image Placeholder 3">
          <svg:title/>
          <svg:desc/>
        </draw:page-thumbnail>
        <draw:frame draw:id="id8" presentation:style-name="a608" draw:name="Notes Placeholder 4" svg:x="0.75in" svg:y="4.8125in" svg:width="6in" svg:height="3.9375in" presentation:class="notes" presentation:placeholder="false">
          <draw:text-box>
            <text:p text:style-name="a594" text:class-names="" text:cond-style-name=""><text:span text:style-name="a593" text:class-names="">Edit Master text styles</text:span></text:p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Second level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p text:style-name="a599" text:class-names="" text:cond-style-name=""><text:span text:style-name="a5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p text:style-name="a602" text:class-names="" text:cond-style-name=""><text:span text:style-name="a6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list text:style-name="a607">
                          <text:list-item>
                            <text:list text:style-name="a607">
                              <text:list-item>
                                <text:p text:style-name="a606" text:class-names="" text:cond-style-name=""><text:span text:style-name="a604" text:class-names="">Fifth level</text:span><text:span text:style-name="a6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1" draw:name="Footer Placeholder 5" svg:x="0in" svg:y="9.49826in" svg:width="3.25in" svg:height="0.50174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Slide Number Placeholder 6" svg:x="4.24826in" svg:y="9.49826in" svg:width="3.25in" svg:height="0.50174in" presentation:class="page-number" presentation:placeholder="false">
          <draw:text-box>
            <text:p text:style-name="a613" text:class-names="" text:cond-style-name=""><text:span text:style-name="a6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Image" style:page-layout-name="pageLayout1" draw:style-name="a617">
      <draw:custom-shape svg:x="0in" svg:y="0in" svg:width="10in" svg:height="4.61981in" draw:id="id63" draw:style-name="a620" draw:name="Rectangle 1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624" draw:name="Picture Placeholder 4" svg:x="0.40551in" svg:y="0.3671in" svg:width="9.18898in" svg:height="3.8857in" presentation:class="graphic" presentation:placeholder="false">
        <draw:text-box>
          <text:list text:style-name="a623">
            <text:list-item>
              <text:p text:style-name="a622" text:class-names="" text:cond-style-name=""><text:span text:style-name="a621" text:class-names="">Click icon to add picture</text:span></text:p>
            </text:list-item>
          </text:list>
        </draw:text-box>
        <svg:title/>
        <svg:desc/>
      </draw:frame>
      <draw:frame draw:id="id65" presentation:style-name="a628" draw:name="Date Placeholder 2" svg:x="0.40551in" svg:y="4.76935in" svg:width="2.25in" svg:height="0.29948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01/03/2021</text:date></text:span></text:p>
        </draw:text-box>
        <svg:title/>
        <svg:desc/>
      </draw:frame>
      <draw:frame draw:id="id66" presentation:style-name="a631" draw:name="Footer Placeholder 3" svg:x="7.34449in" svg:y="4.76935in" svg:width="2.25in" svg:height="0.29948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7" presentation:style-name="a634" draw:name="Slide Number Placeholder 4" svg:x="4.72619in" svg:y="5.21837in" svg:width="0.59055in" svg:height="0.29948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draw:frame draw:id="id68" presentation:style-name="a638" draw:name="Title 1" svg:x="6.15576in" svg:y="4.75516in" svg:width="3.4375in" svg:height="0.75492in" presentation:class="title" presentation:placeholder="false">
        <draw:text-box>
          <text:p text:style-name="a637" text:class-names="" text:cond-style-name=""><text:span text:style-name="a635" text:class-names="">Click to add<text:line-break/>image caption</text:span><text:span text:style-name="a636" text:class-names=""/></text:p>
        </draw:text-box>
        <svg:title/>
        <svg:desc/>
      </draw:frame>
      <presentation:notes style:page-layout-name="pageLayout2" draw:style-name="a669">
        <draw:frame draw:id="id5" presentation:style-name="a641" draw:name="Header Placeholder 1" svg:x="0in" svg:y="0in" svg:width="3.25in" svg:height="0.50174in" presentation:class="head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6" presentation:style-name="a645" draw:name="Date Placeholder 2" svg:x="4.24826in" svg:y="0in" svg:width="3.25in" svg:height="0.50174in" presentation:class="date-time" presentation:placeholder="false">
          <draw:text-box>
            <text:p text:style-name="a644" text:class-names="" text:cond-style-name=""><text:span text:style-name="a642" text:class-names=""><text:date text:fixed="false" style:data-style-name="a643">01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6" draw:name="Slide Image Placeholder 3">
          <svg:title/>
          <svg:desc/>
        </draw:page-thumbnail>
        <draw:frame draw:id="id8" presentation:style-name="a662" draw:name="Notes Placeholder 4" svg:x="0.75in" svg:y="4.8125in" svg:width="6in" svg:height="3.9375in" presentation:class="notes" presentation:placeholder="false">
          <draw:text-box>
            <text:p text:style-name="a648" text:class-names="" text:cond-style-name=""><text:span text:style-name="a647" text:class-names="">Edit Master text styles</text:span></text:p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Second level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p text:style-name="a653" text:class-names="" text:cond-style-name=""><text:span text:style-name="a6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p text:style-name="a656" text:class-names="" text:cond-style-name=""><text:span text:style-name="a6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list text:style-name="a661">
                              <text:list-item>
                                <text:p text:style-name="a660" text:class-names="" text:cond-style-name=""><text:span text:style-name="a658" text:class-names="">Fifth level</text:span><text:span text:style-name="a6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5" draw:name="Footer Placeholder 5" svg:x="0in" svg:y="9.49826in" svg:width="3.25in" svg:height="0.50174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0" presentation:style-name="a668" draw:name="Slide Number Placeholder 6" svg:x="4.24826in" svg:y="9.49826in" svg:width="3.25in" svg:height="0.50174in" presentation:class="page-number" presentation:placeholder="false">
          <draw:text-box>
            <text:p text:style-name="a667" text:class-names="" text:cond-style-name=""><text:span text:style-name="a6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Full-Bleed-Image" style:page-layout-name="pageLayout1" draw:style-name="a671">
      <draw:frame draw:id="id69" presentation:style-name="a675" draw:name="Date Placeholder 2" svg:x="0.40551in" svg:y="4.76935in" svg:width="2.25in" svg:height="0.29948in" presentation:class="date-time" presentation:placeholder="false">
        <draw:text-box>
          <text:p text:style-name="a674" text:class-names="" text:cond-style-name=""><text:span text:style-name="a672" text:class-names=""><text:date text:fixed="false" style:data-style-name="a673">01/03/2021</text:date></text:span></text:p>
        </draw:text-box>
        <svg:title/>
        <svg:desc/>
      </draw:frame>
      <draw:frame draw:id="id70" presentation:style-name="a678" draw:name="Footer Placeholder 3" svg:x="7.34449in" svg:y="4.76935in" svg:width="2.25in" svg:height="0.29948in" presentation:class="footer" presentation:placeholder="false">
        <draw:text-box>
          <text:p text:style-name="a677" text:class-names="" text:cond-style-name=""><text:span text:style-name="a676" text:class-names=""/></text:p>
        </draw:text-box>
        <svg:title/>
        <svg:desc/>
      </draw:frame>
      <draw:frame draw:id="id71" presentation:style-name="a681" draw:name="Slide Number Placeholder 4" svg:x="4.72619in" svg:y="5.21837in" svg:width="0.59055in" svg:height="0.29948in" presentation:class="page-number" presentation:placeholder="false">
        <draw:text-box>
          <text:p text:style-name="a680" text:class-names="" text:cond-style-name=""><text:span text:style-name="a679" text:class-names=""><text:page-number style:num-format="1" text:fixed="false"/></text:span></text:p>
        </draw:text-box>
        <svg:title/>
        <svg:desc/>
      </draw:frame>
      <draw:frame draw:id="id72" presentation:style-name="a685" draw:name="Picture Placeholder 4" svg:x="0in" svg:y="0in" svg:width="10in" svg:height="4.66667in" presentation:class="graphic" presentation:placeholder="false">
        <draw:text-box>
          <text:list text:style-name="a684">
            <text:list-item>
              <text:p text:style-name="a683" text:class-names="" text:cond-style-name=""><text:span text:style-name="a682" text:class-names="">Click icon to add full bleed picture</text:span></text:p>
            </text:list-item>
          </text:list>
        </draw:text-box>
        <svg:title/>
        <svg:desc/>
      </draw:frame>
      <draw:frame draw:id="id73" presentation:style-name="a689" draw:name="Title 1" svg:x="6.15576in" svg:y="4.75516in" svg:width="3.4375in" svg:height="0.75492in" presentation:class="title" presentation:placeholder="false">
        <draw:text-box>
          <text:p text:style-name="a688" text:class-names="" text:cond-style-name=""><text:span text:style-name="a686" text:class-names="">Click to add<text:line-break/>image caption</text:span><text:span text:style-name="a687" text:class-names=""/></text:p>
        </draw:text-box>
        <svg:title/>
        <svg:desc/>
      </draw:frame>
      <presentation:notes style:page-layout-name="pageLayout2" draw:style-name="a720">
        <draw:frame draw:id="id5" presentation:style-name="a692" draw:name="Header Placeholder 1" svg:x="0in" svg:y="0in" svg:width="3.25in" svg:height="0.50174in" presentation:class="head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6" presentation:style-name="a696" draw:name="Date Placeholder 2" svg:x="4.24826in" svg:y="0in" svg:width="3.25in" svg:height="0.50174in" presentation:class="date-time" presentation:placeholder="false">
          <draw:text-box>
            <text:p text:style-name="a695" text:class-names="" text:cond-style-name=""><text:span text:style-name="a693" text:class-names=""><text:date text:fixed="false" style:data-style-name="a694">01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7" draw:name="Slide Image Placeholder 3">
          <svg:title/>
          <svg:desc/>
        </draw:page-thumbnail>
        <draw:frame draw:id="id8" presentation:style-name="a713" draw:name="Notes Placeholder 4" svg:x="0.75in" svg:y="4.8125in" svg:width="6in" svg:height="3.9375in" presentation:class="notes" presentation:placeholder="false">
          <draw:text-box>
            <text:p text:style-name="a699" text:class-names="" text:cond-style-name=""><text:span text:style-name="a698" text:class-names="">Edit Master text styles</text:span></text:p>
            <text:list text:style-name="a702">
              <text:list-item>
                <text:list text:style-name="a702">
                  <text:list-item>
                    <text:p text:style-name="a701" text:class-names="" text:cond-style-name=""><text:span text:style-name="a700" text:class-names="">Second level</text:span></text:p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p text:style-name="a704" text:class-names="" text:cond-style-name=""><text:span text:style-name="a7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list text:style-name="a708">
                          <text:list-item>
                            <text:p text:style-name="a707" text:class-names="" text:cond-style-name=""><text:span text:style-name="a7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list text:style-name="a712">
                          <text:list-item>
                            <text:list text:style-name="a712">
                              <text:list-item>
                                <text:p text:style-name="a711" text:class-names="" text:cond-style-name=""><text:span text:style-name="a709" text:class-names="">Fifth level</text:span><text:span text:style-name="a7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6" draw:name="Footer Placeholder 5" svg:x="0in" svg:y="9.49826in" svg:width="3.25in" svg:height="0.50174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0" presentation:style-name="a719" draw:name="Slide Number Placeholder 6" svg:x="4.24826in" svg:y="9.49826in" svg:width="3.25in" svg:height="0.50174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Only" style:page-layout-name="pageLayout1" draw:style-name="a722">
      <draw:frame draw:id="id74" presentation:style-name="a726" draw:name="Title 1" svg:x="0.40551in" svg:y="0.29948in" svg:width="9.18898in" svg:height="1.08724in" presentation:class="title" presentation:placeholder="false">
        <draw:text-box>
          <text:p text:style-name="a725" text:class-names="" text:cond-style-name=""><text:span text:style-name="a723" text:class-names="">Click to edit Master title style</text:span><text:span text:style-name="a724" text:class-names=""/></text:p>
        </draw:text-box>
        <svg:title/>
        <svg:desc/>
      </draw:frame>
      <draw:frame draw:id="id75" presentation:style-name="a730" draw:name="Date Placeholder 2" svg:x="0.40551in" svg:y="4.76935in" svg:width="2.25in" svg:height="0.29948in" presentation:class="date-time" presentation:placeholder="false">
        <draw:text-box>
          <text:p text:style-name="a729" text:class-names="" text:cond-style-name=""><text:span text:style-name="a727" text:class-names=""><text:date text:fixed="false" style:data-style-name="a728">01/03/2021</text:date></text:span></text:p>
        </draw:text-box>
        <svg:title/>
        <svg:desc/>
      </draw:frame>
      <draw:frame draw:id="id76" presentation:style-name="a733" draw:name="Footer Placeholder 3" svg:x="7.34449in" svg:y="4.76935in" svg:width="2.25in" svg:height="0.29948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77" presentation:style-name="a736" draw:name="Slide Number Placeholder 4" svg:x="4.72619in" svg:y="5.21837in" svg:width="0.59055in" svg:height="0.2994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67">
        <draw:frame draw:id="id5" presentation:style-name="a739" draw:name="Header Placeholder 1" svg:x="0in" svg:y="0in" svg:width="3.25in" svg:height="0.50174in" presentation:class="header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6" presentation:style-name="a743" draw:name="Date Placeholder 2" svg:x="4.24826in" svg:y="0in" svg:width="3.25in" svg:height="0.50174in" presentation:class="date-time" presentation:placeholder="false">
          <draw:text-box>
            <text:p text:style-name="a742" text:class-names="" text:cond-style-name=""><text:span text:style-name="a740" text:class-names=""><text:date text:fixed="false" style:data-style-name="a741">01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4" draw:name="Slide Image Placeholder 3">
          <svg:title/>
          <svg:desc/>
        </draw:page-thumbnail>
        <draw:frame draw:id="id8" presentation:style-name="a760" draw:name="Notes Placeholder 4" svg:x="0.75in" svg:y="4.8125in" svg:width="6in" svg:height="3.9375in" presentation:class="notes" presentation:placeholder="false">
          <draw:text-box>
            <text:p text:style-name="a746" text:class-names="" text:cond-style-name=""><text:span text:style-name="a745" text:class-names="">Edit Master text styles</text:span></text:p>
            <text:list text:style-name="a749">
              <text:list-item>
                <text:list text:style-name="a749">
                  <text:list-item>
                    <text:p text:style-name="a748" text:class-names="" text:cond-style-name=""><text:span text:style-name="a747" text:class-names="">Second level</text:span></text:p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p text:style-name="a751" text:class-names="" text:cond-style-name=""><text:span text:style-name="a7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list text:style-name="a755">
                          <text:list-item>
                            <text:p text:style-name="a754" text:class-names="" text:cond-style-name=""><text:span text:style-name="a7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list text:style-name="a759">
                          <text:list-item>
                            <text:list text:style-name="a759">
                              <text:list-item>
                                <text:p text:style-name="a758" text:class-names="" text:cond-style-name=""><text:span text:style-name="a756" text:class-names="">Fifth level</text:span><text:span text:style-name="a7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3" draw:name="Footer Placeholder 5" svg:x="0in" svg:y="9.49826in" svg:width="3.25in" svg:height="0.50174in" presentation:class="foot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0" presentation:style-name="a766" draw:name="Slide Number Placeholder 6" svg:x="4.24826in" svg:y="9.49826in" svg:width="3.25in" svg:height="0.50174in" presentation:class="page-number" presentation:placeholder="false">
          <draw:text-box>
            <text:p text:style-name="a765" text:class-names="" text:cond-style-name=""><text:span text:style-name="a7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blank-Blank" style:page-layout-name="pageLayout1" draw:style-name="a769">
      <draw:frame draw:id="id78" presentation:style-name="a773" draw:name="Date Placeholder 1" svg:x="0.40551in" svg:y="4.76935in" svg:width="2.25in" svg:height="0.29948in" presentation:class="date-time" presentation:placeholder="false">
        <draw:text-box>
          <text:p text:style-name="a772" text:class-names="" text:cond-style-name=""><text:span text:style-name="a770" text:class-names=""><text:date text:fixed="false" style:data-style-name="a771">01/03/2021</text:date></text:span></text:p>
        </draw:text-box>
        <svg:title/>
        <svg:desc/>
      </draw:frame>
      <draw:frame draw:id="id79" presentation:style-name="a776" draw:name="Footer Placeholder 2" svg:x="7.34449in" svg:y="4.76935in" svg:width="2.25in" svg:height="0.29948in" presentation:class="footer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80" presentation:style-name="a779" draw:name="Slide Number Placeholder 3" svg:x="4.72619in" svg:y="5.21837in" svg:width="0.59055in" svg:height="0.29948in" presentation:class="page-number" presentation:placeholder="false">
        <draw:text-box>
          <text:p text:style-name="a778" text:class-names="" text:cond-style-name=""><text:span text:style-name="a777" text:class-names=""><text:page-number style:num-format="1" text:fixed="false"/></text:span></text:p>
        </draw:text-box>
        <svg:title/>
        <svg:desc/>
      </draw:frame>
      <presentation:notes style:page-layout-name="pageLayout2" draw:style-name="a810">
        <draw:frame draw:id="id5" presentation:style-name="a782" draw:name="Header Placeholder 1" svg:x="0in" svg:y="0in" svg:width="3.25in" svg:height="0.50174in" presentation:class="head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6" presentation:style-name="a786" draw:name="Date Placeholder 2" svg:x="4.24826in" svg:y="0in" svg:width="3.25in" svg:height="0.50174in" presentation:class="date-time" presentation:placeholder="false">
          <draw:text-box>
            <text:p text:style-name="a785" text:class-names="" text:cond-style-name=""><text:span text:style-name="a783" text:class-names=""><text:date text:fixed="false" style:data-style-name="a784">01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7" draw:name="Slide Image Placeholder 3">
          <svg:title/>
          <svg:desc/>
        </draw:page-thumbnail>
        <draw:frame draw:id="id8" presentation:style-name="a803" draw:name="Notes Placeholder 4" svg:x="0.75in" svg:y="4.8125in" svg:width="6in" svg:height="3.9375in" presentation:class="notes" presentation:placeholder="false">
          <draw:text-box>
            <text:p text:style-name="a789" text:class-names="" text:cond-style-name=""><text:span text:style-name="a788" text:class-names="">Edit Master text styles</text:span></text:p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>Second level</text:span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p text:style-name="a794" text:class-names="" text:cond-style-name=""><text:span text:style-name="a7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list text:style-name="a798">
                      <text:list-item>
                        <text:list text:style-name="a798">
                          <text:list-item>
                            <text:p text:style-name="a797" text:class-names="" text:cond-style-name=""><text:span text:style-name="a7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list text:style-name="a802">
                          <text:list-item>
                            <text:list text:style-name="a802">
                              <text:list-item>
                                <text:p text:style-name="a801" text:class-names="" text:cond-style-name=""><text:span text:style-name="a799" text:class-names="">Fifth level</text:span><text:span text:style-name="a8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6" draw:name="Footer Placeholder 5" svg:x="0in" svg:y="9.49826in" svg:width="3.25in" svg:height="0.50174in" presentation:class="foot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0" presentation:style-name="a809" draw:name="Slide Number Placeholder 6" svg:x="4.24826in" svg:y="9.49826in" svg:width="3.25in" svg:height="0.50174in" presentation:class="page-number" presentation:placeholder="false">
          <draw:text-box>
            <text:p text:style-name="a808" text:class-names="" text:cond-style-name=""><text:span text:style-name="a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obj-Title,-Content" style:page-layout-name="pageLayout1" draw:style-name="a811">
      <draw:frame draw:id="id81" presentation:style-name="a815" draw:name="PlaceHolder 1" svg:x="0.49997in" svg:y="0.22421in" svg:width="8.99908in" svg:height="0.93915in" presentation:class="title" presentation:placeholder="false">
        <draw:text-box>
          <text:p text:style-name="a814" text:class-names="" text:cond-style-name=""><text:span text:style-name="a812" text:class-names="">Click to edit Master title style</text:span><text:span text:style-name="a813" text:class-names=""/></text:p>
        </draw:text-box>
        <svg:title/>
        <svg:desc/>
      </draw:frame>
      <draw:frame draw:id="id82" presentation:style-name="a819" draw:name="PlaceHolder 2" svg:x="0.49997in" svg:y="1.31631in" svg:width="8.99908in" svg:height="3.26237in" presentation:class="object" presentation:placeholder="false">
        <draw:text-box>
          <text:list text:style-name="a818">
            <text:list-item>
              <text:p text:style-name="a817" text:class-names="" text:cond-style-name=""><text:span text:style-name="a816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850">
        <draw:frame draw:id="id5" presentation:style-name="a822" draw:name="Header Placeholder 1" svg:x="0in" svg:y="0in" svg:width="3.25in" svg:height="0.50174in" presentation:class="head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6" presentation:style-name="a826" draw:name="Date Placeholder 2" svg:x="4.24826in" svg:y="0in" svg:width="3.25in" svg:height="0.50174in" presentation:class="date-time" presentation:placeholder="false">
          <draw:text-box>
            <text:p text:style-name="a825" text:class-names="" text:cond-style-name=""><text:span text:style-name="a823" text:class-names=""><text:date text:fixed="false" style:data-style-name="a824">01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27" draw:name="Slide Image Placeholder 3">
          <svg:title/>
          <svg:desc/>
        </draw:page-thumbnail>
        <draw:frame draw:id="id8" presentation:style-name="a843" draw:name="Notes Placeholder 4" svg:x="0.75in" svg:y="4.8125in" svg:width="6in" svg:height="3.9375in" presentation:class="notes" presentation:placeholder="false">
          <draw:text-box>
            <text:p text:style-name="a829" text:class-names="" text:cond-style-name=""><text:span text:style-name="a828" text:class-names="">Edit Master text styles</text:span></text:p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30" text:class-names="">Second level</text:span></text:p>
                  </text:list-item>
                </text:list>
              </text:list-item>
            </text:list>
            <text:list text:style-name="a835">
              <text:list-item>
                <text:list text:style-name="a835">
                  <text:list-item>
                    <text:list text:style-name="a835">
                      <text:list-item>
                        <text:p text:style-name="a834" text:class-names="" text:cond-style-name=""><text:span text:style-name="a8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list text:style-name="a838">
                          <text:list-item>
                            <text:p text:style-name="a837" text:class-names="" text:cond-style-name=""><text:span text:style-name="a8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list text:style-name="a842">
                          <text:list-item>
                            <text:list text:style-name="a842">
                              <text:list-item>
                                <text:p text:style-name="a841" text:class-names="" text:cond-style-name=""><text:span text:style-name="a839" text:class-names="">Fifth level</text:span><text:span text:style-name="a8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46" draw:name="Footer Placeholder 5" svg:x="0in" svg:y="9.49826in" svg:width="3.25in" svg:height="0.50174in" presentation:class="foot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10" presentation:style-name="a849" draw:name="Slide Number Placeholder 6" svg:x="4.24826in" svg:y="9.49826in" svg:width="3.25in" svg:height="0.50174in" presentation:class="page-number" presentation:placeholder="false">
          <draw:text-box>
            <text:p text:style-name="a848" text:class-names="" text:cond-style-name=""><text:span text:style-name="a84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ystems Security COMSM1500</dc:title>
    <meta:initial-creator>Thomas Pasquier</meta:initial-creator>
    <dc:creator>Thomas Pasquier</dc:creator>
    <meta:creation-date>2021-01-18T08:03:13Z</meta:creation-date>
    <dc:date>2021-03-02T09:49:03Z</dc:date>
    <meta:template xlink:href="password1" xlink:type="simple"/>
    <meta:editing-cycles>23</meta:editing-cycles>
    <meta:editing-duration>PT110608S</meta:editing-duration>
    <meta:document-statistic meta:paragraph-count="85" meta:word-count="530"/>
  </office:meta>
</office:document-meta>
</file>